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grad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control</text:p>
          </table:table-cell>
          <table:table-cell table:number-columns-repeated="1021"/>
        </table:table-row>
        <table:table-row table:style-name="ro1">
          <table:table-cell office:value-type="float" office:value="0.1391" calcext:value-type="float">
            <text:p>0.1391</text:p>
          </table:table-cell>
          <table:table-cell office:value-type="float" office:value="0.849557638168335" calcext:value-type="float">
            <text:p>0.849557638168335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office:value-type="float" office:value="0.7118" calcext:value-type="float">
            <text:p>0.7118</text:p>
          </table:table-cell>
          <table:table-cell office:value-type="float" office:value="0.931273341178894" calcext:value-type="float">
            <text:p>0.931273341178894</text:p>
          </table:table-cell>
          <table:table-cell office:value-type="float" office:value="-0.6729" calcext:value-type="float">
            <text:p>-0.6729</text:p>
          </table:table-cell>
          <table:table-cell table:number-columns-repeated="1021"/>
        </table:table-row>
        <table:table-row table:style-name="ro1">
          <table:table-cell office:value-type="float" office:value="-0.4217" calcext:value-type="float">
            <text:p>-0.4217</text:p>
          </table:table-cell>
          <table:table-cell office:value-type="float" office:value="1.0429368019104" calcext:value-type="float">
            <text:p>1.0429368019104</text:p>
          </table:table-cell>
          <table:table-cell office:value-type="float" office:value="-0.9002" calcext:value-type="float">
            <text:p>-0.9002</text:p>
          </table:table-cell>
          <table:table-cell table:number-columns-repeated="1021"/>
        </table:table-row>
        <table:table-row table:style-name="ro1">
          <table:table-cell office:value-type="float" office:value="-1.5056" calcext:value-type="float">
            <text:p>-1.5056</text:p>
          </table:table-cell>
          <table:table-cell office:value-type="float" office:value="1.03078246116638" calcext:value-type="float">
            <text:p>1.03078246116638</text:p>
          </table:table-cell>
          <table:table-cell office:value-type="float" office:value="-0.5338" calcext:value-type="float">
            <text:p>-0.5338</text:p>
          </table:table-cell>
          <table:table-cell table:number-columns-repeated="1021"/>
        </table:table-row>
        <table:table-row table:style-name="ro1">
          <table:table-cell office:value-type="float" office:value="0.1944" calcext:value-type="float">
            <text:p>0.1944</text:p>
          </table:table-cell>
          <table:table-cell office:value-type="float" office:value="1.05091214179993" calcext:value-type="float">
            <text:p>1.05091214179993</text:p>
          </table:table-cell>
          <table:table-cell office:value-type="float" office:value="-0.2811" calcext:value-type="float">
            <text:p>-0.2811</text:p>
          </table:table-cell>
          <table:table-cell table:number-columns-repeated="1021"/>
        </table:table-row>
        <table:table-row table:style-name="ro1">
          <table:table-cell office:value-type="float" office:value="0.2962" calcext:value-type="float">
            <text:p>0.2962</text:p>
          </table:table-cell>
          <table:table-cell office:value-type="float" office:value="1.08608770370483" calcext:value-type="float">
            <text:p>1.08608770370483</text:p>
          </table:table-cell>
          <table:table-cell office:value-type="float" office:value="-0.1457" calcext:value-type="float">
            <text:p>-0.1457</text:p>
          </table:table-cell>
          <table:table-cell table:number-columns-repeated="1021"/>
        </table:table-row>
        <table:table-row table:style-name="ro1">
          <table:table-cell office:value-type="float" office:value="-1.4734" calcext:value-type="float">
            <text:p>-1.4734</text:p>
          </table:table-cell>
          <table:table-cell office:value-type="float" office:value="1.05595600605011" calcext:value-type="float">
            <text:p>1.05595600605011</text:p>
          </table:table-cell>
          <table:table-cell office:value-type="float" office:value="0.2378" calcext:value-type="float">
            <text:p>0.2378</text:p>
          </table:table-cell>
          <table:table-cell table:number-columns-repeated="1021"/>
        </table:table-row>
        <table:table-row table:style-name="ro1">
          <table:table-cell office:value-type="float" office:value="-0.4226" calcext:value-type="float">
            <text:p>-0.4226</text:p>
          </table:table-cell>
          <table:table-cell office:value-type="float" office:value="0.912630498409271" calcext:value-type="float">
            <text:p>0.912630498409271</text:p>
          </table:table-cell>
          <table:table-cell office:value-type="float" office:value="0.6512" calcext:value-type="float">
            <text:p>0.6512</text:p>
          </table:table-cell>
          <table:table-cell table:number-columns-repeated="1021"/>
        </table:table-row>
        <table:table-row table:style-name="ro1">
          <table:table-cell office:value-type="float" office:value="0.9727" calcext:value-type="float">
            <text:p>0.9727</text:p>
          </table:table-cell>
          <table:table-cell office:value-type="float" office:value="0.869735419750214" calcext:value-type="float">
            <text:p>0.869735419750214</text:p>
          </table:table-cell>
          <table:table-cell office:value-type="float" office:value="0.8204" calcext:value-type="float">
            <text:p>0.8204</text:p>
          </table:table-cell>
          <table:table-cell table:number-columns-repeated="1021"/>
        </table:table-row>
        <table:table-row table:style-name="ro1">
          <table:table-cell office:value-type="float" office:value="0.4902" calcext:value-type="float">
            <text:p>0.4902</text:p>
          </table:table-cell>
          <table:table-cell office:value-type="float" office:value="0.859258890151977" calcext:value-type="float">
            <text:p>0.859258890151977</text:p>
          </table:table-cell>
          <table:table-cell office:value-type="float" office:value="0.8854" calcext:value-type="float">
            <text:p>0.8854</text:p>
          </table:table-cell>
          <table:table-cell table:number-columns-repeated="1021"/>
        </table:table-row>
        <table:table-row table:style-name="ro1">
          <table:table-cell office:value-type="float" office:value="0.1731" calcext:value-type="float">
            <text:p>0.1731</text:p>
          </table:table-cell>
          <table:table-cell office:value-type="float" office:value="0.858467757701874" calcext:value-type="float">
            <text:p>0.858467757701874</text:p>
          </table:table-cell>
          <table:table-cell office:value-type="float" office:value="0.9144" calcext:value-type="float">
            <text:p>0.9144</text:p>
          </table:table-cell>
          <table:table-cell table:number-columns-repeated="1021"/>
        </table:table-row>
        <table:table-row table:style-name="ro1">
          <table:table-cell office:value-type="float" office:value="0.0102" calcext:value-type="float">
            <text:p>0.0102</text:p>
          </table:table-cell>
          <table:table-cell office:value-type="float" office:value="0.855923116207123" calcext:value-type="float">
            <text:p>0.855923116207123</text:p>
          </table:table-cell>
          <table:table-cell office:value-type="float" office:value="0.9387" calcext:value-type="float">
            <text:p>0.9387</text:p>
          </table:table-cell>
          <table:table-cell table:number-columns-repeated="1021"/>
        </table:table-row>
        <table:table-row table:style-name="ro1">
          <table:table-cell office:value-type="float" office:value="-0.0167" calcext:value-type="float">
            <text:p>-0.0167</text:p>
          </table:table-cell>
          <table:table-cell office:value-type="float" office:value="0.85249388217926" calcext:value-type="float">
            <text:p>0.85249388217926</text:p>
          </table:table-cell>
          <table:table-cell office:value-type="float" office:value="0.9634" calcext:value-type="float">
            <text:p>0.9634</text:p>
          </table:table-cell>
          <table:table-cell table:number-columns-repeated="1021"/>
        </table:table-row>
        <table:table-row table:style-name="ro1">
          <table:table-cell office:value-type="float" office:value="-0.0495" calcext:value-type="float">
            <text:p>-0.0495</text:p>
          </table:table-cell>
          <table:table-cell office:value-type="float" office:value="0.850932002067566" calcext:value-type="float">
            <text:p>0.850932002067566</text:p>
          </table:table-cell>
          <table:table-cell office:value-type="float" office:value="0.9942" calcext:value-type="float">
            <text:p>0.9942</text:p>
          </table:table-cell>
          <table:table-cell table:number-columns-repeated="1021"/>
        </table:table-row>
        <table:table-row table:style-name="ro1">
          <table:table-cell office:value-type="float" office:value="-0.0236" calcext:value-type="float">
            <text:p>-0.0236</text:p>
          </table:table-cell>
          <table:table-cell office:value-type="float" office:value="0.849739372730255" calcext:value-type="float">
            <text:p>0.849739372730255</text:p>
          </table:table-cell>
          <table:table-cell office:value-type="float" office:value="1.026" calcext:value-type="float">
            <text:p>1.026</text:p>
          </table:table-cell>
          <table:table-cell table:number-columns-repeated="1021"/>
        </table:table-row>
        <table:table-row table:style-name="ro1">
          <table:table-cell office:value-type="float" office:value="-0.3099" calcext:value-type="float">
            <text:p>-0.3099</text:p>
          </table:table-cell>
          <table:table-cell office:value-type="float" office:value="0.84830641746521" calcext:value-type="float">
            <text:p>0.84830641746521</text:p>
          </table:table-cell>
          <table:table-cell office:value-type="float" office:value="1.1074" calcext:value-type="float">
            <text:p>1.1074</text:p>
          </table:table-cell>
          <table:table-cell table:number-columns-repeated="1021"/>
        </table:table-row>
        <table:table-row table:style-name="ro1">
          <table:table-cell office:value-type="float" office:value="-0.2642" calcext:value-type="float">
            <text:p>-0.2642</text:p>
          </table:table-cell>
          <table:table-cell office:value-type="float" office:value="0.843339920043945" calcext:value-type="float">
            <text:p>0.843339920043945</text:p>
          </table:table-cell>
          <table:table-cell office:value-type="float" office:value="1.2259" calcext:value-type="float">
            <text:p>1.2259</text:p>
          </table:table-cell>
          <table:table-cell table:number-columns-repeated="1021"/>
        </table:table-row>
        <table:table-row table:style-name="ro1">
          <table:table-cell office:value-type="float" office:value="-0.9045" calcext:value-type="float">
            <text:p>-0.9045</text:p>
          </table:table-cell>
          <table:table-cell office:value-type="float" office:value="0.839502990245819" calcext:value-type="float">
            <text:p>0.839502990245819</text:p>
          </table:table-cell>
          <table:table-cell office:value-type="float" office:value="1.4746" calcext:value-type="float">
            <text:p>1.4746</text:p>
          </table:table-cell>
          <table:table-cell table:number-columns-repeated="1021"/>
        </table:table-row>
        <table:table-row table:style-name="ro1">
          <table:table-cell office:value-type="float" office:value="-0.1939" calcext:value-type="float">
            <text:p>-0.1939</text:p>
          </table:table-cell>
          <table:table-cell office:value-type="float" office:value="0.821209371089935" calcext:value-type="float">
            <text:p>0.821209371089935</text:p>
          </table:table-cell>
          <table:table-cell office:value-type="float" office:value="1.7319" calcext:value-type="float">
            <text:p>1.7319</text:p>
          </table:table-cell>
          <table:table-cell table:number-columns-repeated="1021"/>
        </table:table-row>
        <table:table-row table:style-name="ro1">
          <table:table-cell office:value-type="float" office:value="-1.0544" calcext:value-type="float">
            <text:p>-1.0544</text:p>
          </table:table-cell>
          <table:table-cell office:value-type="float" office:value="0.787261664867401" calcext:value-type="float">
            <text:p>0.787261664867401</text:p>
          </table:table-cell>
          <table:table-cell office:value-type="float" office:value="2.1134" calcext:value-type="float">
            <text:p>2.1134</text:p>
          </table:table-cell>
          <table:table-cell table:number-columns-repeated="1021"/>
        </table:table-row>
        <table:table-row table:style-name="ro1">
          <table:table-cell office:value-type="float" office:value="-1.9293" calcext:value-type="float">
            <text:p>-1.9293</text:p>
          </table:table-cell>
          <table:table-cell office:value-type="float" office:value="0.746563196182251" calcext:value-type="float">
            <text:p>0.746563196182251</text:p>
          </table:table-cell>
          <table:table-cell office:value-type="float" office:value="2.6562" calcext:value-type="float">
            <text:p>2.6562</text:p>
          </table:table-cell>
          <table:table-cell table:number-columns-repeated="1021"/>
        </table:table-row>
        <table:table-row table:style-name="ro1">
          <table:table-cell office:value-type="float" office:value="-1.4342" calcext:value-type="float">
            <text:p>-1.4342</text:p>
          </table:table-cell>
          <table:table-cell office:value-type="float" office:value="0.653825044631958" calcext:value-type="float">
            <text:p>0.653825044631958</text:p>
          </table:table-cell>
          <table:table-cell office:value-type="float" office:value="3.2894" calcext:value-type="float">
            <text:p>3.2894</text:p>
          </table:table-cell>
          <table:table-cell table:number-columns-repeated="1021"/>
        </table:table-row>
        <table:table-row table:style-name="ro1">
          <table:table-cell office:value-type="float" office:value="-0.7789" calcext:value-type="float">
            <text:p>-0.7789</text:p>
          </table:table-cell>
          <table:table-cell office:value-type="float" office:value="0.555961549282074" calcext:value-type="float">
            <text:p>0.555961549282074</text:p>
          </table:table-cell>
          <table:table-cell office:value-type="float" office:value="3.9488" calcext:value-type="float">
            <text:p>3.9488</text:p>
          </table:table-cell>
          <table:table-cell table:number-columns-repeated="1021"/>
        </table:table-row>
        <table:table-row table:style-name="ro1">
          <table:table-cell office:value-type="float" office:value="-0.4343" calcext:value-type="float">
            <text:p>-0.4343</text:p>
          </table:table-cell>
          <table:table-cell office:value-type="float" office:value="0.516461372375488" calcext:value-type="float">
            <text:p>0.516461372375488</text:p>
          </table:table-cell>
          <table:table-cell office:value-type="float" office:value="4.5986" calcext:value-type="float">
            <text:p>4.5986</text:p>
          </table:table-cell>
          <table:table-cell table:number-columns-repeated="1021"/>
        </table:table-row>
        <table:table-row table:style-name="ro1">
          <table:table-cell office:value-type="float" office:value="-0.5927" calcext:value-type="float">
            <text:p>-0.5927</text:p>
          </table:table-cell>
          <table:table-cell office:value-type="float" office:value="0.629518926143646" calcext:value-type="float">
            <text:p>0.629518926143646</text:p>
          </table:table-cell>
          <table:table-cell office:value-type="float" office:value="5.2562" calcext:value-type="float">
            <text:p>5.2562</text:p>
          </table:table-cell>
          <table:table-cell table:number-columns-repeated="1021"/>
        </table:table-row>
        <table:table-row table:style-name="ro1">
          <table:table-cell office:value-type="float" office:value="-1.4151" calcext:value-type="float">
            <text:p>-1.4151</text:p>
          </table:table-cell>
          <table:table-cell office:value-type="float" office:value="0.83106791973114" calcext:value-type="float">
            <text:p>0.83106791973114</text:p>
          </table:table-cell>
          <table:table-cell office:value-type="float" office:value="5.9847" calcext:value-type="float">
            <text:p>5.9847</text:p>
          </table:table-cell>
          <table:table-cell table:number-columns-repeated="1021"/>
        </table:table-row>
        <table:table-row table:style-name="ro1">
          <table:table-cell office:value-type="float" office:value="-0.9129" calcext:value-type="float">
            <text:p>-0.9129</text:p>
          </table:table-cell>
          <table:table-cell office:value-type="float" office:value="1.03438293933868" calcext:value-type="float">
            <text:p>1.03438293933868</text:p>
          </table:table-cell>
          <table:table-cell office:value-type="float" office:value="6.7383" calcext:value-type="float">
            <text:p>6.7383</text:p>
          </table:table-cell>
          <table:table-cell table:number-columns-repeated="1021"/>
        </table:table-row>
        <table:table-row table:style-name="ro1">
          <table:table-cell office:value-type="float" office:value="-0.763" calcext:value-type="float">
            <text:p>-0.763</text:p>
          </table:table-cell>
          <table:table-cell office:value-type="float" office:value="0.966584146022797" calcext:value-type="float">
            <text:p>0.966584146022797</text:p>
          </table:table-cell>
          <table:table-cell office:value-type="float" office:value="7.5019" calcext:value-type="float">
            <text:p>7.5019</text:p>
          </table:table-cell>
          <table:table-cell table:number-columns-repeated="1021"/>
        </table:table-row>
        <table:table-row table:style-name="ro1">
          <table:table-cell office:value-type="float" office:value="-0.585" calcext:value-type="float">
            <text:p>-0.585</text:p>
          </table:table-cell>
          <table:table-cell office:value-type="float" office:value="0.96164745092392" calcext:value-type="float">
            <text:p>0.96164745092392</text:p>
          </table:table-cell>
          <table:table-cell office:value-type="float" office:value="8.2587" calcext:value-type="float">
            <text:p>8.2587</text:p>
          </table:table-cell>
          <table:table-cell table:number-columns-repeated="1021"/>
        </table:table-row>
        <table:table-row table:style-name="ro1">
          <table:table-cell office:value-type="float" office:value="-0.6525" calcext:value-type="float">
            <text:p>-0.6525</text:p>
          </table:table-cell>
          <table:table-cell office:value-type="float" office:value="0.975154459476471" calcext:value-type="float">
            <text:p>0.975154459476471</text:p>
          </table:table-cell>
          <table:table-cell office:value-type="float" office:value="9.0159" calcext:value-type="float">
            <text:p>9.0159</text:p>
          </table:table-cell>
          <table:table-cell table:number-columns-repeated="1021"/>
        </table:table-row>
        <table:table-row table:style-name="ro1">
          <table:table-cell office:value-type="float" office:value="-0.8726" calcext:value-type="float">
            <text:p>-0.8726</text:p>
          </table:table-cell>
          <table:table-cell office:value-type="float" office:value="0.977171301841736" calcext:value-type="float">
            <text:p>0.977171301841736</text:p>
          </table:table-cell>
          <table:table-cell office:value-type="float" office:value="9.7927" calcext:value-type="float">
            <text:p>9.7927</text:p>
          </table:table-cell>
          <table:table-cell table:number-columns-repeated="1021"/>
        </table:table-row>
        <table:table-row table:style-name="ro1">
          <table:table-cell office:value-type="float" office:value="-0.5503" calcext:value-type="float">
            <text:p>-0.5503</text:p>
          </table:table-cell>
          <table:table-cell office:value-type="float" office:value="0.962623119354248" calcext:value-type="float">
            <text:p>0.962623119354248</text:p>
          </table:table-cell>
          <table:table-cell office:value-type="float" office:value="10.5585" calcext:value-type="float">
            <text:p>10.5585</text:p>
          </table:table-cell>
          <table:table-cell table:number-columns-repeated="1021"/>
        </table:table-row>
        <table:table-row table:style-name="ro1">
          <table:table-cell office:value-type="float" office:value="-0.3429" calcext:value-type="float">
            <text:p>-0.3429</text:p>
          </table:table-cell>
          <table:table-cell office:value-type="float" office:value="0.956180274486541" calcext:value-type="float">
            <text:p>0.956180274486541</text:p>
          </table:table-cell>
          <table:table-cell office:value-type="float" office:value="11.2939" calcext:value-type="float">
            <text:p>11.2939</text:p>
          </table:table-cell>
          <table:table-cell table:number-columns-repeated="1021"/>
        </table:table-row>
        <table:table-row table:style-name="ro1">
          <table:table-cell office:value-type="float" office:value="-0.2848" calcext:value-type="float">
            <text:p>-0.2848</text:p>
          </table:table-cell>
          <table:table-cell office:value-type="float" office:value="1.01289916038513" calcext:value-type="float">
            <text:p>1.01289916038513</text:p>
          </table:table-cell>
          <table:table-cell office:value-type="float" office:value="11.9958" calcext:value-type="float">
            <text:p>11.9958</text:p>
          </table:table-cell>
          <table:table-cell table:number-columns-repeated="1021"/>
        </table:table-row>
        <table:table-row table:style-name="ro1">
          <table:table-cell office:value-type="float" office:value="-0.1326" calcext:value-type="float">
            <text:p>-0.1326</text:p>
          </table:table-cell>
          <table:table-cell office:value-type="float" office:value="1.09010016918182" calcext:value-type="float">
            <text:p>1.09010016918182</text:p>
          </table:table-cell>
          <table:table-cell office:value-type="float" office:value="12.6506" calcext:value-type="float">
            <text:p>12.6506</text:p>
          </table:table-cell>
          <table:table-cell table:number-columns-repeated="1021"/>
        </table:table-row>
        <table:table-row table:style-name="ro1">
          <table:table-cell office:value-type="float" office:value="-0.0748" calcext:value-type="float">
            <text:p>-0.0748</text:p>
          </table:table-cell>
          <table:table-cell office:value-type="float" office:value="1.0689469575882" calcext:value-type="float">
            <text:p>1.0689469575882</text:p>
          </table:table-cell>
          <table:table-cell office:value-type="float" office:value="13.2558" calcext:value-type="float">
            <text:p>13.2558</text:p>
          </table:table-cell>
          <table:table-cell table:number-columns-repeated="1021"/>
        </table:table-row>
        <table:table-row table:style-name="ro1">
          <table:table-cell office:value-type="float" office:value="-0.0808" calcext:value-type="float">
            <text:p>-0.0808</text:p>
          </table:table-cell>
          <table:table-cell office:value-type="float" office:value="1.0846928358078" calcext:value-type="float">
            <text:p>1.0846928358078</text:p>
          </table:table-cell>
          <table:table-cell office:value-type="float" office:value="13.8166" calcext:value-type="float">
            <text:p>13.8166</text:p>
          </table:table-cell>
          <table:table-cell table:number-columns-repeated="1021"/>
        </table:table-row>
        <table:table-row table:style-name="ro1">
          <table:table-cell office:value-type="float" office:value="-0.0279" calcext:value-type="float">
            <text:p>-0.0279</text:p>
          </table:table-cell>
          <table:table-cell office:value-type="float" office:value="1.11946225166321" calcext:value-type="float">
            <text:p>1.11946225166321</text:p>
          </table:table-cell>
          <table:table-cell office:value-type="float" office:value="14.3305" calcext:value-type="float">
            <text:p>14.3305</text:p>
          </table:table-cell>
          <table:table-cell table:number-columns-repeated="1021"/>
        </table:table-row>
        <table:table-row table:style-name="ro1">
          <table:table-cell office:value-type="float" office:value="-0.0456" calcext:value-type="float">
            <text:p>-0.0456</text:p>
          </table:table-cell>
          <table:table-cell office:value-type="float" office:value="1.1061577796936" calcext:value-type="float">
            <text:p>1.1061577796936</text:p>
          </table:table-cell>
          <table:table-cell office:value-type="float" office:value="14.804" calcext:value-type="float">
            <text:p>14.804</text:p>
          </table:table-cell>
          <table:table-cell table:number-columns-repeated="1021"/>
        </table:table-row>
        <table:table-row table:style-name="ro1">
          <table:table-cell office:value-type="float" office:value="-0.0143" calcext:value-type="float">
            <text:p>-0.0143</text:p>
          </table:table-cell>
          <table:table-cell office:value-type="float" office:value="1.09473657608032" calcext:value-type="float">
            <text:p>1.09473657608032</text:p>
          </table:table-cell>
          <table:table-cell office:value-type="float" office:value="15.2368" calcext:value-type="float">
            <text:p>15.2368</text:p>
          </table:table-cell>
          <table:table-cell table:number-columns-repeated="10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.03781354427338" calcext:value-type="float">
            <text:p>1.03781354427338</text:p>
          </table:table-cell>
          <table:table-cell office:value-type="float" office:value="15.6301" calcext:value-type="float">
            <text:p>15.6301</text:p>
          </table:table-cell>
          <table:table-cell table:number-columns-repeated="1021"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1.06305348873138" calcext:value-type="float">
            <text:p>1.06305348873138</text:p>
          </table:table-cell>
          <table:table-cell office:value-type="float" office:value="15.9834" calcext:value-type="float">
            <text:p>15.9834</text:p>
          </table:table-cell>
          <table:table-cell table:number-columns-repeated="1021"/>
        </table:table-row>
        <table:table-row table:style-name="ro1">
          <table:table-cell office:value-type="float" office:value="0.0449" calcext:value-type="float">
            <text:p>0.0449</text:p>
          </table:table-cell>
          <table:table-cell office:value-type="float" office:value="1.06927573680878" calcext:value-type="float">
            <text:p>1.06927573680878</text:p>
          </table:table-cell>
          <table:table-cell office:value-type="float" office:value="16.2991" calcext:value-type="float">
            <text:p>16.2991</text:p>
          </table:table-cell>
          <table:table-cell table:number-columns-repeated="1021"/>
        </table:table-row>
        <table:table-row table:style-name="ro1">
          <table:table-cell office:value-type="float" office:value="0.0356" calcext:value-type="float">
            <text:p>0.0356</text:p>
          </table:table-cell>
          <table:table-cell office:value-type="float" office:value="1.0552374124527" calcext:value-type="float">
            <text:p>1.0552374124527</text:p>
          </table:table-cell>
          <table:table-cell office:value-type="float" office:value="16.5815" calcext:value-type="float">
            <text:p>16.5815</text:p>
          </table:table-cell>
          <table:table-cell table:number-columns-repeated="1021"/>
        </table:table-row>
        <table:table-row table:style-name="ro1">
          <table:table-cell office:value-type="float" office:value="0.0243" calcext:value-type="float">
            <text:p>0.0243</text:p>
          </table:table-cell>
          <table:table-cell office:value-type="float" office:value="1.05277848243713" calcext:value-type="float">
            <text:p>1.05277848243713</text:p>
          </table:table-cell>
          <table:table-cell office:value-type="float" office:value="16.8351" calcext:value-type="float">
            <text:p>16.8351</text:p>
          </table:table-cell>
          <table:table-cell table:number-columns-repeated="1021"/>
        </table:table-row>
        <table:table-row table:style-name="ro1">
          <table:table-cell office:value-type="float" office:value="0.0262" calcext:value-type="float">
            <text:p>0.0262</text:p>
          </table:table-cell>
          <table:table-cell office:value-type="float" office:value="1.07213830947876" calcext:value-type="float">
            <text:p>1.07213830947876</text:p>
          </table:table-cell>
          <table:table-cell office:value-type="float" office:value="17.0623" calcext:value-type="float">
            <text:p>17.0623</text:p>
          </table:table-cell>
          <table:table-cell table:number-columns-repeated="1021"/>
        </table:table-row>
        <table:table-row table:style-name="ro1">
          <table:table-cell office:value-type="float" office:value="0.0133" calcext:value-type="float">
            <text:p>0.0133</text:p>
          </table:table-cell>
          <table:table-cell office:value-type="float" office:value="1.06508719921112" calcext:value-type="float">
            <text:p>1.06508719921112</text:p>
          </table:table-cell>
          <table:table-cell office:value-type="float" office:value="17.267" calcext:value-type="float">
            <text:p>17.267</text:p>
          </table:table-cell>
          <table:table-cell table:number-columns-repeated="1021"/>
        </table:table-row>
        <table:table-row table:style-name="ro1">
          <table:table-cell office:value-type="float" office:value="0.0134" calcext:value-type="float">
            <text:p>0.0134</text:p>
          </table:table-cell>
          <table:table-cell office:value-type="float" office:value="1.07501888275147" calcext:value-type="float">
            <text:p>1.07501888275147</text:p>
          </table:table-cell>
          <table:table-cell office:value-type="float" office:value="17.4513" calcext:value-type="float">
            <text:p>17.4513</text:p>
          </table:table-cell>
          <table:table-cell table:number-columns-repeated="1021"/>
        </table:table-row>
        <table:table-row table:style-name="ro1">
          <table:table-cell office:value-type="float" office:value="0.0191" calcext:value-type="float">
            <text:p>0.0191</text:p>
          </table:table-cell>
          <table:table-cell office:value-type="float" office:value="1.07772028446198" calcext:value-type="float">
            <text:p>1.07772028446198</text:p>
          </table:table-cell>
          <table:table-cell office:value-type="float" office:value="17.6162" calcext:value-type="float">
            <text:p>17.6162</text:p>
          </table:table-cell>
          <table:table-cell table:number-columns-repeated="1021"/>
        </table:table-row>
        <table:table-row table:style-name="ro1">
          <table:table-cell office:value-type="float" office:value="0.0247" calcext:value-type="float">
            <text:p>0.0247</text:p>
          </table:table-cell>
          <table:table-cell office:value-type="float" office:value="1.08505237102509" calcext:value-type="float">
            <text:p>1.08505237102509</text:p>
          </table:table-cell>
          <table:table-cell office:value-type="float" office:value="17.7626" calcext:value-type="float">
            <text:p>17.7626</text:p>
          </table:table-cell>
          <table:table-cell table:number-columns-repeated="1021"/>
        </table:table-row>
        <table:table-row table:style-name="ro1">
          <table:table-cell office:value-type="float" office:value="0.0349" calcext:value-type="float">
            <text:p>0.0349</text:p>
          </table:table-cell>
          <table:table-cell office:value-type="float" office:value="1.10184693336487" calcext:value-type="float">
            <text:p>1.10184693336487</text:p>
          </table:table-cell>
          <table:table-cell office:value-type="float" office:value="17.8907" calcext:value-type="float">
            <text:p>17.8907</text:p>
          </table:table-cell>
          <table:table-cell table:number-columns-repeated="1021"/>
        </table:table-row>
        <table:table-row table:style-name="ro1">
          <table:table-cell office:value-type="float" office:value="0.0396" calcext:value-type="float">
            <text:p>0.0396</text:p>
          </table:table-cell>
          <table:table-cell office:value-type="float" office:value="1.10946667194367" calcext:value-type="float">
            <text:p>1.10946667194367</text:p>
          </table:table-cell>
          <table:table-cell office:value-type="float" office:value="18.0015" calcext:value-type="float">
            <text:p>18.0015</text:p>
          </table:table-cell>
          <table:table-cell table:number-columns-repeated="1021"/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1.11102151870728" calcext:value-type="float">
            <text:p>1.11102151870728</text:p>
          </table:table-cell>
          <table:table-cell office:value-type="float" office:value="18.0976" calcext:value-type="float">
            <text:p>18.0976</text:p>
          </table:table-cell>
          <table:table-cell table:number-columns-repeated="1021"/>
        </table:table-row>
        <table:table-row table:style-name="ro1">
          <table:table-cell office:value-type="float" office:value="0.0245" calcext:value-type="float">
            <text:p>0.0245</text:p>
          </table:table-cell>
          <table:table-cell office:value-type="float" office:value="1.12901723384857" calcext:value-type="float">
            <text:p>1.12901723384857</text:p>
          </table:table-cell>
          <table:table-cell office:value-type="float" office:value="18.1814" calcext:value-type="float">
            <text:p>18.1814</text:p>
          </table:table-cell>
          <table:table-cell table:number-columns-repeated="1021"/>
        </table:table-row>
        <table:table-row table:style-name="ro1">
          <table:table-cell office:value-type="float" office:value="0.0206" calcext:value-type="float">
            <text:p>0.0206</text:p>
          </table:table-cell>
          <table:table-cell office:value-type="float" office:value="1.13196134567261" calcext:value-type="float">
            <text:p>1.13196134567261</text:p>
          </table:table-cell>
          <table:table-cell office:value-type="float" office:value="18.2544" calcext:value-type="float">
            <text:p>18.2544</text:p>
          </table:table-cell>
          <table:table-cell table:number-columns-repeated="1021"/>
        </table:table-row>
        <table:table-row table:style-name="ro1">
          <table:table-cell office:value-type="float" office:value="0.0205" calcext:value-type="float">
            <text:p>0.0205</text:p>
          </table:table-cell>
          <table:table-cell office:value-type="float" office:value="1.1359601020813" calcext:value-type="float">
            <text:p>1.1359601020813</text:p>
          </table:table-cell>
          <table:table-cell office:value-type="float" office:value="18.3177" calcext:value-type="float">
            <text:p>18.3177</text:p>
          </table:table-cell>
          <table:table-cell table:number-columns-repeated="1021"/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1.13901329040527" calcext:value-type="float">
            <text:p>1.13901329040527</text:p>
          </table:table-cell>
          <table:table-cell office:value-type="float" office:value="18.3718" calcext:value-type="float">
            <text:p>18.3718</text:p>
          </table:table-cell>
          <table:table-cell table:number-columns-repeated="1021"/>
        </table:table-row>
        <table:table-row table:style-name="ro1">
          <table:table-cell office:value-type="float" office:value="0.0313" calcext:value-type="float">
            <text:p>0.0313</text:p>
          </table:table-cell>
          <table:table-cell office:value-type="float" office:value="1.13659310340881" calcext:value-type="float">
            <text:p>1.13659310340881</text:p>
          </table:table-cell>
          <table:table-cell office:value-type="float" office:value="18.4162" calcext:value-type="float">
            <text:p>18.4162</text:p>
          </table:table-cell>
          <table:table-cell table:number-columns-repeated="1021"/>
        </table:table-row>
        <table:table-row table:style-name="ro1">
          <table:table-cell office:value-type="float" office:value="0.0358" calcext:value-type="float">
            <text:p>0.0358</text:p>
          </table:table-cell>
          <table:table-cell office:value-type="float" office:value="1.12639510631561" calcext:value-type="float">
            <text:p>1.12639510631561</text:p>
          </table:table-cell>
          <table:table-cell office:value-type="float" office:value="18.4511" calcext:value-type="float">
            <text:p>18.4511</text:p>
          </table:table-cell>
          <table:table-cell table:number-columns-repeated="1021"/>
        </table:table-row>
        <table:table-row table:style-name="ro1">
          <table:table-cell office:value-type="float" office:value="0.0382" calcext:value-type="float">
            <text:p>0.0382</text:p>
          </table:table-cell>
          <table:table-cell office:value-type="float" office:value="1.12096452713013" calcext:value-type="float">
            <text:p>1.12096452713013</text:p>
          </table:table-cell>
          <table:table-cell office:value-type="float" office:value="18.4769" calcext:value-type="float">
            <text:p>18.4769</text:p>
          </table:table-cell>
          <table:table-cell table:number-columns-repeated="1021"/>
        </table:table-row>
        <table:table-row table:style-name="ro1">
          <table:table-cell office:value-type="float" office:value="0.0402" calcext:value-type="float">
            <text:p>0.0402</text:p>
          </table:table-cell>
          <table:table-cell office:value-type="float" office:value="1.12028777599335" calcext:value-type="float">
            <text:p>1.12028777599335</text:p>
          </table:table-cell>
          <table:table-cell office:value-type="float" office:value="18.4942" calcext:value-type="float">
            <text:p>18.4942</text:p>
          </table:table-cell>
          <table:table-cell table:number-columns-repeated="1021"/>
        </table:table-row>
        <table:table-row table:style-name="ro1">
          <table:table-cell office:value-type="float" office:value="0.0403" calcext:value-type="float">
            <text:p>0.0403</text:p>
          </table:table-cell>
          <table:table-cell office:value-type="float" office:value="1.1183899641037" calcext:value-type="float">
            <text:p>1.1183899641037</text:p>
          </table:table-cell>
          <table:table-cell office:value-type="float" office:value="18.5036" calcext:value-type="float">
            <text:p>18.5036</text:p>
          </table:table-cell>
          <table:table-cell table:number-columns-repeated="1021"/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1.11759233474731" calcext:value-type="float">
            <text:p>1.11759233474731</text:p>
          </table:table-cell>
          <table:table-cell office:value-type="float" office:value="18.506" calcext:value-type="float">
            <text:p>18.506</text:p>
          </table:table-cell>
          <table:table-cell table:number-columns-repeated="1021"/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1.11760699748993" calcext:value-type="float">
            <text:p>1.11760699748993</text:p>
          </table:table-cell>
          <table:table-cell office:value-type="float" office:value="18.502" calcext:value-type="float">
            <text:p>18.502</text:p>
          </table:table-cell>
          <table:table-cell table:number-columns-repeated="1021"/>
        </table:table-row>
        <table:table-row table:style-name="ro1">
          <table:table-cell office:value-type="float" office:value="0.0396" calcext:value-type="float">
            <text:p>0.0396</text:p>
          </table:table-cell>
          <table:table-cell office:value-type="float" office:value="1.11697018146515" calcext:value-type="float">
            <text:p>1.11697018146515</text:p>
          </table:table-cell>
          <table:table-cell office:value-type="float" office:value="18.4921" calcext:value-type="float">
            <text:p>18.4921</text:p>
          </table:table-cell>
          <table:table-cell table:number-columns-repeated="1021"/>
        </table:table-row>
        <table:table-row table:style-name="ro1">
          <table:table-cell office:value-type="float" office:value="0.0379" calcext:value-type="float">
            <text:p>0.0379</text:p>
          </table:table-cell>
          <table:table-cell office:value-type="float" office:value="1.11541438102722" calcext:value-type="float">
            <text:p>1.11541438102722</text:p>
          </table:table-cell>
          <table:table-cell office:value-type="float" office:value="18.4771" calcext:value-type="float">
            <text:p>18.4771</text:p>
          </table:table-cell>
          <table:table-cell table:number-columns-repeated="1021"/>
        </table:table-row>
        <table:table-row table:style-name="ro1">
          <table:table-cell office:value-type="float" office:value="0.0402" calcext:value-type="float">
            <text:p>0.0402</text:p>
          </table:table-cell>
          <table:table-cell office:value-type="float" office:value="1.12022995948792" calcext:value-type="float">
            <text:p>1.12022995948792</text:p>
          </table:table-cell>
          <table:table-cell office:value-type="float" office:value="18.4569" calcext:value-type="float">
            <text:p>18.4569</text:p>
          </table:table-cell>
          <table:table-cell table:number-columns-repeated="1021"/>
        </table:table-row>
        <table:table-row table:style-name="ro1">
          <table:table-cell office:value-type="float" office:value="0.0381" calcext:value-type="float">
            <text:p>0.0381</text:p>
          </table:table-cell>
          <table:table-cell office:value-type="float" office:value="1.12169468402863" calcext:value-type="float">
            <text:p>1.12169468402863</text:p>
          </table:table-cell>
          <table:table-cell office:value-type="float" office:value="18.4325" calcext:value-type="float">
            <text:p>18.4325</text:p>
          </table:table-cell>
          <table:table-cell table:number-columns-repeated="1021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1.12222146987915" calcext:value-type="float">
            <text:p>1.12222146987915</text:p>
          </table:table-cell>
          <table:table-cell office:value-type="float" office:value="18.4041" calcext:value-type="float">
            <text:p>18.4041</text:p>
          </table:table-cell>
          <table:table-cell table:number-columns-repeated="1021"/>
        </table:table-row>
        <table:table-row table:style-name="ro1">
          <table:table-cell office:value-type="float" office:value="0.0339" calcext:value-type="float">
            <text:p>0.0339</text:p>
          </table:table-cell>
          <table:table-cell office:value-type="float" office:value="1.13369178771973" calcext:value-type="float">
            <text:p>1.13369178771973</text:p>
          </table:table-cell>
          <table:table-cell office:value-type="float" office:value="18.3728" calcext:value-type="float">
            <text:p>18.3728</text:p>
          </table:table-cell>
          <table:table-cell table:number-columns-repeated="1021"/>
        </table:table-row>
        <table:table-row table:style-name="ro1">
          <table:table-cell office:value-type="float" office:value="0.0306" calcext:value-type="float">
            <text:p>0.0306</text:p>
          </table:table-cell>
          <table:table-cell office:value-type="float" office:value="1.13836586475372" calcext:value-type="float">
            <text:p>1.13836586475372</text:p>
          </table:table-cell>
          <table:table-cell office:value-type="float" office:value="18.3394" calcext:value-type="float">
            <text:p>18.3394</text:p>
          </table:table-cell>
          <table:table-cell table:number-columns-repeated="1021"/>
        </table:table-row>
        <table:table-row table:style-name="ro1">
          <table:table-cell office:value-type="float" office:value="0.0277" calcext:value-type="float">
            <text:p>0.0277</text:p>
          </table:table-cell>
          <table:table-cell office:value-type="float" office:value="1.13841843605042" calcext:value-type="float">
            <text:p>1.13841843605042</text:p>
          </table:table-cell>
          <table:table-cell office:value-type="float" office:value="18.3044" calcext:value-type="float">
            <text:p>18.3044</text:p>
          </table:table-cell>
          <table:table-cell table:number-columns-repeated="1021"/>
        </table:table-row>
        <table:table-row table:style-name="ro1">
          <table:table-cell office:value-type="float" office:value="0.0219" calcext:value-type="float">
            <text:p>0.0219</text:p>
          </table:table-cell>
          <table:table-cell office:value-type="float" office:value="1.13834226131439" calcext:value-type="float">
            <text:p>1.13834226131439</text:p>
          </table:table-cell>
          <table:table-cell office:value-type="float" office:value="18.2691" calcext:value-type="float">
            <text:p>18.2691</text:p>
          </table:table-cell>
          <table:table-cell table:number-columns-repeated="1021"/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float" office:value="1.13693702220917" calcext:value-type="float">
            <text:p>1.13693702220917</text:p>
          </table:table-cell>
          <table:table-cell office:value-type="float" office:value="18.2335" calcext:value-type="float">
            <text:p>18.2335</text:p>
          </table:table-cell>
          <table:table-cell table:number-columns-repeated="1021"/>
        </table:table-row>
        <table:table-row table:style-name="ro1">
          <table:table-cell office:value-type="float" office:value="0.0205" calcext:value-type="float">
            <text:p>0.0205</text:p>
          </table:table-cell>
          <table:table-cell office:value-type="float" office:value="1.13464593887329" calcext:value-type="float">
            <text:p>1.13464593887329</text:p>
          </table:table-cell>
          <table:table-cell office:value-type="float" office:value="18.1977" calcext:value-type="float">
            <text:p>18.1977</text:p>
          </table:table-cell>
          <table:table-cell table:number-columns-repeated="1021"/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1.13256049156189" calcext:value-type="float">
            <text:p>1.13256049156189</text:p>
          </table:table-cell>
          <table:table-cell office:value-type="float" office:value="18.1617" calcext:value-type="float">
            <text:p>18.1617</text:p>
          </table:table-cell>
          <table:table-cell table:number-columns-repeated="1021"/>
        </table:table-row>
        <table:table-row table:style-name="ro1">
          <table:table-cell office:value-type="float" office:value="0.0242" calcext:value-type="float">
            <text:p>0.0242</text:p>
          </table:table-cell>
          <table:table-cell office:value-type="float" office:value="1.12915003299713" calcext:value-type="float">
            <text:p>1.12915003299713</text:p>
          </table:table-cell>
          <table:table-cell office:value-type="float" office:value="18.1249" calcext:value-type="float">
            <text:p>18.1249</text:p>
          </table:table-cell>
          <table:table-cell table:number-columns-repeated="1021"/>
        </table:table-row>
        <table:table-row table:style-name="ro1">
          <table:table-cell office:value-type="float" office:value="0.0245" calcext:value-type="float">
            <text:p>0.0245</text:p>
          </table:table-cell>
          <table:table-cell office:value-type="float" office:value="1.12909066677094" calcext:value-type="float">
            <text:p>1.12909066677094</text:p>
          </table:table-cell>
          <table:table-cell office:value-type="float" office:value="18.0873" calcext:value-type="float">
            <text:p>18.0873</text:p>
          </table:table-cell>
          <table:table-cell table:number-columns-repeated="1021"/>
        </table:table-row>
        <table:table-row table:style-name="ro1">
          <table:table-cell office:value-type="float" office:value="0.0254" calcext:value-type="float">
            <text:p>0.0254</text:p>
          </table:table-cell>
          <table:table-cell office:value-type="float" office:value="1.12886238098145" calcext:value-type="float">
            <text:p>1.12886238098145</text:p>
          </table:table-cell>
          <table:table-cell office:value-type="float" office:value="18.0487" calcext:value-type="float">
            <text:p>18.0487</text:p>
          </table:table-cell>
          <table:table-cell table:number-columns-repeated="1021"/>
        </table:table-row>
        <table:table-row table:style-name="ro1">
          <table:table-cell office:value-type="float" office:value="0.0297" calcext:value-type="float">
            <text:p>0.0297</text:p>
          </table:table-cell>
          <table:table-cell office:value-type="float" office:value="1.11707830429077" calcext:value-type="float">
            <text:p>1.11707830429077</text:p>
          </table:table-cell>
          <table:table-cell office:value-type="float" office:value="18.0085" calcext:value-type="float">
            <text:p>18.0085</text:p>
          </table:table-cell>
          <table:table-cell table:number-columns-repeated="1021"/>
        </table:table-row>
        <table:table-row table:style-name="ro1">
          <table:table-cell office:value-type="float" office:value="0.0309" calcext:value-type="float">
            <text:p>0.0309</text:p>
          </table:table-cell>
          <table:table-cell office:value-type="float" office:value="1.11221194267273" calcext:value-type="float">
            <text:p>1.11221194267273</text:p>
          </table:table-cell>
          <table:table-cell office:value-type="float" office:value="17.9667" calcext:value-type="float">
            <text:p>17.9667</text:p>
          </table:table-cell>
          <table:table-cell table:number-columns-repeated="1021"/>
        </table:table-row>
        <table:table-row table:style-name="ro1">
          <table:table-cell office:value-type="float" office:value="0.0383" calcext:value-type="float">
            <text:p>0.0383</text:p>
          </table:table-cell>
          <table:table-cell office:value-type="float" office:value="1.1123970746994" calcext:value-type="float">
            <text:p>1.1123970746994</text:p>
          </table:table-cell>
          <table:table-cell office:value-type="float" office:value="17.9219" calcext:value-type="float">
            <text:p>17.9219</text:p>
          </table:table-cell>
          <table:table-cell table:number-columns-repeated="1021"/>
        </table:table-row>
        <table:table-row table:style-name="ro1">
          <table:table-cell office:value-type="float" office:value="0.0395" calcext:value-type="float">
            <text:p>0.0395</text:p>
          </table:table-cell>
          <table:table-cell office:value-type="float" office:value="1.11021220684052" calcext:value-type="float">
            <text:p>1.11021220684052</text:p>
          </table:table-cell>
          <table:table-cell office:value-type="float" office:value="17.8742" calcext:value-type="float">
            <text:p>17.8742</text:p>
          </table:table-cell>
          <table:table-cell table:number-columns-repeated="1021"/>
        </table:table-row>
        <table:table-row table:style-name="ro1">
          <table:table-cell office:value-type="float" office:value="0.0389" calcext:value-type="float">
            <text:p>0.0389</text:p>
          </table:table-cell>
          <table:table-cell office:value-type="float" office:value="1.10786879062653" calcext:value-type="float">
            <text:p>1.10786879062653</text:p>
          </table:table-cell>
          <table:table-cell office:value-type="float" office:value="17.824" calcext:value-type="float">
            <text:p>17.824</text:p>
          </table:table-cell>
          <table:table-cell table:number-columns-repeated="1021"/>
        </table:table-row>
        <table:table-row table:style-name="ro1">
          <table:table-cell office:value-type="float" office:value="0.0378" calcext:value-type="float">
            <text:p>0.0378</text:p>
          </table:table-cell>
          <table:table-cell office:value-type="float" office:value="1.10531723499298" calcext:value-type="float">
            <text:p>1.10531723499298</text:p>
          </table:table-cell>
          <table:table-cell office:value-type="float" office:value="17.7717" calcext:value-type="float">
            <text:p>17.7717</text:p>
          </table:table-cell>
          <table:table-cell table:number-columns-repeated="1021"/>
        </table:table-row>
        <table:table-row table:style-name="ro1">
          <table:table-cell office:value-type="float" office:value="0.0363" calcext:value-type="float">
            <text:p>0.0363</text:p>
          </table:table-cell>
          <table:table-cell office:value-type="float" office:value="1.10252118110657" calcext:value-type="float">
            <text:p>1.10252118110657</text:p>
          </table:table-cell>
          <table:table-cell office:value-type="float" office:value="17.7176" calcext:value-type="float">
            <text:p>17.7176</text:p>
          </table:table-cell>
          <table:table-cell table:number-columns-repeated="1021"/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1.0986567735672" calcext:value-type="float">
            <text:p>1.0986567735672</text:p>
          </table:table-cell>
          <table:table-cell office:value-type="float" office:value="17.6628" calcext:value-type="float">
            <text:p>17.6628</text:p>
          </table:table-cell>
          <table:table-cell table:number-columns-repeated="1021"/>
        </table:table-row>
        <table:table-row table:style-name="ro1">
          <table:table-cell office:value-type="float" office:value="0.0258" calcext:value-type="float">
            <text:p>0.0258</text:p>
          </table:table-cell>
          <table:table-cell office:value-type="float" office:value="1.09274697303772" calcext:value-type="float">
            <text:p>1.09274697303772</text:p>
          </table:table-cell>
          <table:table-cell office:value-type="float" office:value="17.6085" calcext:value-type="float">
            <text:p>17.6085</text:p>
          </table:table-cell>
          <table:table-cell table:number-columns-repeated="1021"/>
        </table:table-row>
        <table:table-row table:style-name="ro1">
          <table:table-cell office:value-type="float" office:value="0.0245" calcext:value-type="float">
            <text:p>0.0245</text:p>
          </table:table-cell>
          <table:table-cell office:value-type="float" office:value="1.08361124992371" calcext:value-type="float">
            <text:p>1.08361124992371</text:p>
          </table:table-cell>
          <table:table-cell office:value-type="float" office:value="17.5547" calcext:value-type="float">
            <text:p>17.5547</text:p>
          </table:table-cell>
          <table:table-cell table:number-columns-repeated="1021"/>
        </table:table-row>
        <table:table-row table:style-name="ro1">
          <table:table-cell office:value-type="float" office:value="0.0231" calcext:value-type="float">
            <text:p>0.0231</text:p>
          </table:table-cell>
          <table:table-cell office:value-type="float" office:value="1.08013093471527" calcext:value-type="float">
            <text:p>1.08013093471527</text:p>
          </table:table-cell>
          <table:table-cell office:value-type="float" office:value="17.5017" calcext:value-type="float">
            <text:p>17.5017</text:p>
          </table:table-cell>
          <table:table-cell table:number-columns-repeated="1021"/>
        </table:table-row>
        <table:table-row table:style-name="ro1">
          <table:table-cell office:value-type="float" office:value="0.0203" calcext:value-type="float">
            <text:p>0.0203</text:p>
          </table:table-cell>
          <table:table-cell office:value-type="float" office:value="1.07845842838287" calcext:value-type="float">
            <text:p>1.07845842838287</text:p>
          </table:table-cell>
          <table:table-cell office:value-type="float" office:value="17.4498" calcext:value-type="float">
            <text:p>17.4498</text:p>
          </table:table-cell>
          <table:table-cell table:number-columns-repeated="1021"/>
        </table:table-row>
        <table:table-row table:style-name="ro1">
          <table:table-cell office:value-type="float" office:value="0.0195" calcext:value-type="float">
            <text:p>0.0195</text:p>
          </table:table-cell>
          <table:table-cell office:value-type="float" office:value="1.07823193073273" calcext:value-type="float">
            <text:p>1.07823193073273</text:p>
          </table:table-cell>
          <table:table-cell office:value-type="float" office:value="17.3992" calcext:value-type="float">
            <text:p>17.3992</text:p>
          </table:table-cell>
          <table:table-cell table:number-columns-repeated="1021"/>
        </table:table-row>
        <table:table-row table:style-name="ro1">
          <table:table-cell office:value-type="float" office:value="0.0157" calcext:value-type="float">
            <text:p>0.0157</text:p>
          </table:table-cell>
          <table:table-cell office:value-type="float" office:value="1.07972133159638" calcext:value-type="float">
            <text:p>1.07972133159638</text:p>
          </table:table-cell>
          <table:table-cell office:value-type="float" office:value="17.3504" calcext:value-type="float">
            <text:p>17.3504</text:p>
          </table:table-cell>
          <table:table-cell table:number-columns-repeated="1021"/>
        </table:table-row>
        <table:table-row table:style-name="ro1">
          <table:table-cell office:value-type="float" office:value="0.0147" calcext:value-type="float">
            <text:p>0.0147</text:p>
          </table:table-cell>
          <table:table-cell office:value-type="float" office:value="1.07883012294769" calcext:value-type="float">
            <text:p>1.07883012294769</text:p>
          </table:table-cell>
          <table:table-cell office:value-type="float" office:value="17.3034" calcext:value-type="float">
            <text:p>17.3034</text:p>
          </table:table-cell>
          <table:table-cell table:number-columns-repeated="1021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1.07625269889832" calcext:value-type="float">
            <text:p>1.07625269889832</text:p>
          </table:table-cell>
          <table:table-cell office:value-type="float" office:value="17.2583" calcext:value-type="float">
            <text:p>17.2583</text:p>
          </table:table-cell>
          <table:table-cell table:number-columns-repeated="1021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1.07411193847656" calcext:value-type="float">
            <text:p>1.07411193847656</text:p>
          </table:table-cell>
          <table:table-cell office:value-type="float" office:value="17.2149" calcext:value-type="float">
            <text:p>17.2149</text:p>
          </table:table-cell>
          <table:table-cell table:number-columns-repeated="1021"/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1.0718789100647" calcext:value-type="float">
            <text:p>1.0718789100647</text:p>
          </table:table-cell>
          <table:table-cell office:value-type="float" office:value="17.1731" calcext:value-type="float">
            <text:p>17.1731</text:p>
          </table:table-cell>
          <table:table-cell table:number-columns-repeated="1021"/>
        </table:table-row>
        <table:table-row table:style-name="ro1">
          <table:table-cell office:value-type="float" office:value="0.0121" calcext:value-type="float">
            <text:p>0.0121</text:p>
          </table:table-cell>
          <table:table-cell office:value-type="float" office:value="1.06946754455566" calcext:value-type="float">
            <text:p>1.06946754455566</text:p>
          </table:table-cell>
          <table:table-cell office:value-type="float" office:value="17.1328" calcext:value-type="float">
            <text:p>17.1328</text:p>
          </table:table-cell>
          <table:table-cell table:number-columns-repeated="1021"/>
        </table:table-row>
        <table:table-row table:style-name="ro1">
          <table:table-cell office:value-type="float" office:value="0.0134" calcext:value-type="float">
            <text:p>0.0134</text:p>
          </table:table-cell>
          <table:table-cell office:value-type="float" office:value="1.06838488578796" calcext:value-type="float">
            <text:p>1.06838488578796</text:p>
          </table:table-cell>
          <table:table-cell office:value-type="float" office:value="17.0938" calcext:value-type="float">
            <text:p>17.0938</text:p>
          </table:table-cell>
          <table:table-cell table:number-columns-repeated="1021"/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1.06641614437103" calcext:value-type="float">
            <text:p>1.06641614437103</text:p>
          </table:table-cell>
          <table:table-cell office:value-type="float" office:value="17.0559" calcext:value-type="float">
            <text:p>17.0559</text:p>
          </table:table-cell>
          <table:table-cell table:number-columns-repeated="1021"/>
        </table:table-row>
        <table:table-row table:style-name="ro1">
          <table:table-cell office:value-type="float" office:value="0.0129" calcext:value-type="float">
            <text:p>0.0129</text:p>
          </table:table-cell>
          <table:table-cell office:value-type="float" office:value="1.06421744823456" calcext:value-type="float">
            <text:p>1.06421744823456</text:p>
          </table:table-cell>
          <table:table-cell office:value-type="float" office:value="17.019" calcext:value-type="float">
            <text:p>17.019</text:p>
          </table:table-cell>
          <table:table-cell table:number-columns-repeated="1021"/>
        </table:table-row>
        <table:table-row table:style-name="ro1">
          <table:table-cell office:value-type="float" office:value="0.0123" calcext:value-type="float">
            <text:p>0.0123</text:p>
          </table:table-cell>
          <table:table-cell office:value-type="float" office:value="1.06354522705078" calcext:value-type="float">
            <text:p>1.06354522705078</text:p>
          </table:table-cell>
          <table:table-cell office:value-type="float" office:value="16.9831" calcext:value-type="float">
            <text:p>16.9831</text:p>
          </table:table-cell>
          <table:table-cell table:number-columns-repeated="1021"/>
        </table:table-row>
        <table:table-row table:style-name="ro1">
          <table:table-cell office:value-type="float" office:value="0.0122" calcext:value-type="float">
            <text:p>0.0122</text:p>
          </table:table-cell>
          <table:table-cell office:value-type="float" office:value="1.06411027908325" calcext:value-type="float">
            <text:p>1.06411027908325</text:p>
          </table:table-cell>
          <table:table-cell office:value-type="float" office:value="16.9482" calcext:value-type="float">
            <text:p>16.9482</text:p>
          </table:table-cell>
          <table:table-cell table:number-columns-repeated="1021"/>
        </table:table-row>
        <table:table-row table:style-name="ro1">
          <table:table-cell office:value-type="float" office:value="0.0128" calcext:value-type="float">
            <text:p>0.0128</text:p>
          </table:table-cell>
          <table:table-cell office:value-type="float" office:value="1.06299257278442" calcext:value-type="float">
            <text:p>1.06299257278442</text:p>
          </table:table-cell>
          <table:table-cell office:value-type="float" office:value="16.9141" calcext:value-type="float">
            <text:p>16.9141</text:p>
          </table:table-cell>
          <table:table-cell table:number-columns-repeated="1021"/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1.06250298023224" calcext:value-type="float">
            <text:p>1.06250298023224</text:p>
          </table:table-cell>
          <table:table-cell office:value-type="float" office:value="16.8805" calcext:value-type="float">
            <text:p>16.8805</text:p>
          </table:table-cell>
          <table:table-cell table:number-columns-repeated="1021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.0611857175827" calcext:value-type="float">
            <text:p>1.0611857175827</text:p>
          </table:table-cell>
          <table:table-cell office:value-type="float" office:value="16.8471" calcext:value-type="float">
            <text:p>16.8471</text:p>
          </table:table-cell>
          <table:table-cell table:number-columns-repeated="1021"/>
        </table:table-row>
        <table:table-row table:style-name="ro1">
          <table:table-cell office:value-type="float" office:value="0.0181" calcext:value-type="float">
            <text:p>0.0181</text:p>
          </table:table-cell>
          <table:table-cell office:value-type="float" office:value="1.0599981546402" calcext:value-type="float">
            <text:p>1.0599981546402</text:p>
          </table:table-cell>
          <table:table-cell office:value-type="float" office:value="16.8131" calcext:value-type="float">
            <text:p>16.8131</text:p>
          </table:table-cell>
          <table:table-cell table:number-columns-repeated="1021"/>
        </table:table-row>
        <table:table-row table:style-name="ro1">
          <table:table-cell office:value-type="float" office:value="0.0277" calcext:value-type="float">
            <text:p>0.0277</text:p>
          </table:table-cell>
          <table:table-cell office:value-type="float" office:value="1.07194089889526" calcext:value-type="float">
            <text:p>1.07194089889526</text:p>
          </table:table-cell>
          <table:table-cell office:value-type="float" office:value="16.7767" calcext:value-type="float">
            <text:p>16.7767</text:p>
          </table:table-cell>
          <table:table-cell table:number-columns-repeated="1021"/>
        </table:table-row>
        <table:table-row table:style-name="ro1">
          <table:table-cell office:value-type="float" office:value="0.0196" calcext:value-type="float">
            <text:p>0.0196</text:p>
          </table:table-cell>
          <table:table-cell office:value-type="float" office:value="1.07281184196472" calcext:value-type="float">
            <text:p>1.07281184196472</text:p>
          </table:table-cell>
          <table:table-cell office:value-type="float" office:value="16.7396" calcext:value-type="float">
            <text:p>16.7396</text:p>
          </table:table-cell>
          <table:table-cell table:number-columns-repeated="1021"/>
        </table:table-row>
        <table:table-row table:style-name="ro1">
          <table:table-cell office:value-type="float" office:value="0.0205" calcext:value-type="float">
            <text:p>0.0205</text:p>
          </table:table-cell>
          <table:table-cell office:value-type="float" office:value="1.07219779491425" calcext:value-type="float">
            <text:p>1.07219779491425</text:p>
          </table:table-cell>
          <table:table-cell office:value-type="float" office:value="16.7019" calcext:value-type="float">
            <text:p>16.7019</text:p>
          </table:table-cell>
          <table:table-cell table:number-columns-repeated="1021"/>
        </table:table-row>
        <table:table-row table:style-name="ro1">
          <table:table-cell office:value-type="float" office:value="0.0204" calcext:value-type="float">
            <text:p>0.0204</text:p>
          </table:table-cell>
          <table:table-cell office:value-type="float" office:value="1.06973147392273" calcext:value-type="float">
            <text:p>1.06973147392273</text:p>
          </table:table-cell>
          <table:table-cell office:value-type="float" office:value="16.6634" calcext:value-type="float">
            <text:p>16.6634</text:p>
          </table:table-cell>
          <table:table-cell table:number-columns-repeated="1021"/>
        </table:table-row>
        <table:table-row table:style-name="ro1">
          <table:table-cell office:value-type="float" office:value="0.0196" calcext:value-type="float">
            <text:p>0.0196</text:p>
          </table:table-cell>
          <table:table-cell office:value-type="float" office:value="1.06365144252777" calcext:value-type="float">
            <text:p>1.06365144252777</text:p>
          </table:table-cell>
          <table:table-cell office:value-type="float" office:value="16.6245" calcext:value-type="float">
            <text:p>16.6245</text:p>
          </table:table-cell>
          <table:table-cell table:number-columns-repeated="1021"/>
        </table:table-row>
        <table:table-row table:style-name="ro1">
          <table:table-cell office:value-type="float" office:value="0.0227" calcext:value-type="float">
            <text:p>0.0227</text:p>
          </table:table-cell>
          <table:table-cell office:value-type="float" office:value="1.05603075027466" calcext:value-type="float">
            <text:p>1.05603075027466</text:p>
          </table:table-cell>
          <table:table-cell office:value-type="float" office:value="16.5846" calcext:value-type="float">
            <text:p>16.5846</text:p>
          </table:table-cell>
          <table:table-cell table:number-columns-repeated="1021"/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float" office:value="1.05921018123627" calcext:value-type="float">
            <text:p>1.05921018123627</text:p>
          </table:table-cell>
          <table:table-cell office:value-type="float" office:value="16.5437" calcext:value-type="float">
            <text:p>16.5437</text:p>
          </table:table-cell>
          <table:table-cell table:number-columns-repeated="1021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.05540204048157" calcext:value-type="float">
            <text:p>1.05540204048157</text:p>
          </table:table-cell>
          <table:table-cell office:value-type="float" office:value="16.5016" calcext:value-type="float">
            <text:p>16.5016</text:p>
          </table:table-cell>
          <table:table-cell table:number-columns-repeated="1021"/>
        </table:table-row>
        <table:table-row table:style-name="ro1">
          <table:table-cell office:value-type="float" office:value="0.0242" calcext:value-type="float">
            <text:p>0.0242</text:p>
          </table:table-cell>
          <table:table-cell office:value-type="float" office:value="1.056480884552" calcext:value-type="float">
            <text:p>1.056480884552</text:p>
          </table:table-cell>
          <table:table-cell office:value-type="float" office:value="16.4583" calcext:value-type="float">
            <text:p>16.4583</text:p>
          </table:table-cell>
          <table:table-cell table:number-columns-repeated="1021"/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1.05317687988281" calcext:value-type="float">
            <text:p>1.05317687988281</text:p>
          </table:table-cell>
          <table:table-cell office:value-type="float" office:value="16.4131" calcext:value-type="float">
            <text:p>16.4131</text:p>
          </table:table-cell>
          <table:table-cell table:number-columns-repeated="1021"/>
        </table:table-row>
        <table:table-row table:style-name="ro1">
          <table:table-cell office:value-type="float" office:value="0.0317" calcext:value-type="float">
            <text:p>0.0317</text:p>
          </table:table-cell>
          <table:table-cell office:value-type="float" office:value="1.05105316638947" calcext:value-type="float">
            <text:p>1.05105316638947</text:p>
          </table:table-cell>
          <table:table-cell office:value-type="float" office:value="16.3654" calcext:value-type="float">
            <text:p>16.3654</text:p>
          </table:table-cell>
          <table:table-cell table:number-columns-repeated="1021"/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1.05264723300934" calcext:value-type="float">
            <text:p>1.05264723300934</text:p>
          </table:table-cell>
          <table:table-cell office:value-type="float" office:value="16.3154" calcext:value-type="float">
            <text:p>16.3154</text:p>
          </table:table-cell>
          <table:table-cell table:number-columns-repeated="1021"/>
        </table:table-row>
        <table:table-row table:style-name="ro1">
          <table:table-cell office:value-type="float" office:value="0.0343" calcext:value-type="float">
            <text:p>0.0343</text:p>
          </table:table-cell>
          <table:table-cell office:value-type="float" office:value="1.05409157276154" calcext:value-type="float">
            <text:p>1.05409157276154</text:p>
          </table:table-cell>
          <table:table-cell office:value-type="float" office:value="16.2627" calcext:value-type="float">
            <text:p>16.2627</text:p>
          </table:table-cell>
          <table:table-cell table:number-columns-repeated="1021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.05671095848084" calcext:value-type="float">
            <text:p>1.05671095848084</text:p>
          </table:table-cell>
          <table:table-cell office:value-type="float" office:value="16.2072" calcext:value-type="float">
            <text:p>16.2072</text:p>
          </table:table-cell>
          <table:table-cell table:number-columns-repeated="1021"/>
        </table:table-row>
        <table:table-row table:style-name="ro1">
          <table:table-cell office:value-type="float" office:value="0.0362" calcext:value-type="float">
            <text:p>0.0362</text:p>
          </table:table-cell>
          <table:table-cell office:value-type="float" office:value="1.05922830104828" calcext:value-type="float">
            <text:p>1.05922830104828</text:p>
          </table:table-cell>
          <table:table-cell office:value-type="float" office:value="16.149" calcext:value-type="float">
            <text:p>16.149</text:p>
          </table:table-cell>
          <table:table-cell table:number-columns-repeated="1021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.06207346916199" calcext:value-type="float">
            <text:p>1.06207346916199</text:p>
          </table:table-cell>
          <table:table-cell office:value-type="float" office:value="16.0887" calcext:value-type="float">
            <text:p>16.0887</text:p>
          </table:table-cell>
          <table:table-cell table:number-columns-repeated="1021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.06522035598755" calcext:value-type="float">
            <text:p>1.06522035598755</text:p>
          </table:table-cell>
          <table:table-cell office:value-type="float" office:value="16.0264" calcext:value-type="float">
            <text:p>16.0264</text:p>
          </table:table-cell>
          <table:table-cell table:number-columns-repeated="1021"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1.06694519519806" calcext:value-type="float">
            <text:p>1.06694519519806</text:p>
          </table:table-cell>
          <table:table-cell office:value-type="float" office:value="15.9622" calcext:value-type="float">
            <text:p>15.9622</text:p>
          </table:table-cell>
          <table:table-cell table:number-columns-repeated="1021"/>
        </table:table-row>
        <table:table-row table:style-name="ro1">
          <table:table-cell office:value-type="float" office:value="0.0484" calcext:value-type="float">
            <text:p>0.0484</text:p>
          </table:table-cell>
          <table:table-cell office:value-type="float" office:value="1.07030522823334" calcext:value-type="float">
            <text:p>1.07030522823334</text:p>
          </table:table-cell>
          <table:table-cell office:value-type="float" office:value="15.8934" calcext:value-type="float">
            <text:p>15.8934</text:p>
          </table:table-cell>
          <table:table-cell table:number-columns-repeated="1021"/>
        </table:table-row>
        <table:table-row table:style-name="ro1">
          <table:table-cell office:value-type="float" office:value="0.0368" calcext:value-type="float">
            <text:p>0.0368</text:p>
          </table:table-cell>
          <table:table-cell office:value-type="float" office:value="1.0475218296051" calcext:value-type="float">
            <text:p>1.0475218296051</text:p>
          </table:table-cell>
          <table:table-cell office:value-type="float" office:value="15.8229" calcext:value-type="float">
            <text:p>15.8229</text:p>
          </table:table-cell>
          <table:table-cell table:number-columns-repeated="1021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04224967956543" calcext:value-type="float">
            <text:p>1.04224967956543</text:p>
          </table:table-cell>
          <table:table-cell office:value-type="float" office:value="15.7551" calcext:value-type="float">
            <text:p>15.7551</text:p>
          </table:table-cell>
          <table:table-cell table:number-columns-repeated="1021"/>
        </table:table-row>
        <table:table-row table:style-name="ro1">
          <table:table-cell office:value-type="float" office:value="0.0121" calcext:value-type="float">
            <text:p>0.0121</text:p>
          </table:table-cell>
          <table:table-cell office:value-type="float" office:value="1.04757797718048" calcext:value-type="float">
            <text:p>1.04757797718048</text:p>
          </table:table-cell>
          <table:table-cell office:value-type="float" office:value="15.691" calcext:value-type="float">
            <text:p>15.691</text:p>
          </table:table-cell>
          <table:table-cell table:number-columns-repeated="1021"/>
        </table:table-row>
        <table:table-row table:style-name="ro1">
          <table:table-cell office:value-type="float" office:value="0.0292" calcext:value-type="float">
            <text:p>0.0292</text:p>
          </table:table-cell>
          <table:table-cell office:value-type="float" office:value="1.05906808376312" calcext:value-type="float">
            <text:p>1.05906808376312</text:p>
          </table:table-cell>
          <table:table-cell office:value-type="float" office:value="15.6265" calcext:value-type="float">
            <text:p>15.6265</text:p>
          </table:table-cell>
          <table:table-cell table:number-columns-repeated="1021"/>
        </table:table-row>
        <table:table-row table:style-name="ro1">
          <table:table-cell office:value-type="float" office:value="0.0358" calcext:value-type="float">
            <text:p>0.0358</text:p>
          </table:table-cell>
          <table:table-cell office:value-type="float" office:value="1.06443583965302" calcext:value-type="float">
            <text:p>1.06443583965302</text:p>
          </table:table-cell>
          <table:table-cell office:value-type="float" office:value="15.5599" calcext:value-type="float">
            <text:p>15.5599</text:p>
          </table:table-cell>
          <table:table-cell table:number-columns-repeated="1021"/>
        </table:table-row>
        <table:table-row table:style-name="ro1">
          <table:table-cell office:value-type="float" office:value="0.0428" calcext:value-type="float">
            <text:p>0.0428</text:p>
          </table:table-cell>
          <table:table-cell office:value-type="float" office:value="1.0658004283905" calcext:value-type="float">
            <text:p>1.0658004283905</text:p>
          </table:table-cell>
          <table:table-cell office:value-type="float" office:value="15.49" calcext:value-type="float">
            <text:p>15.49</text:p>
          </table:table-cell>
          <table:table-cell table:number-columns-repeated="1021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1.0579776763916" calcext:value-type="float">
            <text:p>1.0579776763916</text:p>
          </table:table-cell>
          <table:table-cell office:value-type="float" office:value="15.4201" calcext:value-type="float">
            <text:p>15.4201</text:p>
          </table:table-cell>
          <table:table-cell table:number-columns-repeated="1021"/>
        </table:table-row>
        <table:table-row table:style-name="ro1">
          <table:table-cell office:value-type="float" office:value="0.0146" calcext:value-type="float">
            <text:p>0.0146</text:p>
          </table:table-cell>
          <table:table-cell office:value-type="float" office:value="1.0293710231781" calcext:value-type="float">
            <text:p>1.0293710231781</text:p>
          </table:table-cell>
          <table:table-cell office:value-type="float" office:value="15.3536" calcext:value-type="float">
            <text:p>15.3536</text:p>
          </table:table-cell>
          <table:table-cell table:number-columns-repeated="1021"/>
        </table:table-row>
        <table:table-row table:style-name="ro1">
          <table:table-cell office:value-type="float" office:value="-0.0031" calcext:value-type="float">
            <text:p>-0.0031</text:p>
          </table:table-cell>
          <table:table-cell office:value-type="float" office:value="1.03433918952942" calcext:value-type="float">
            <text:p>1.03433918952942</text:p>
          </table:table-cell>
          <table:table-cell office:value-type="float" office:value="15.2942" calcext:value-type="float">
            <text:p>15.2942</text:p>
          </table:table-cell>
          <table:table-cell table:number-columns-repeated="1021"/>
        </table:table-row>
        <table:table-row table:style-name="ro1">
          <table:table-cell office:value-type="float" office:value="-0.0023" calcext:value-type="float">
            <text:p>-0.0023</text:p>
          </table:table-cell>
          <table:table-cell office:value-type="float" office:value="1.03304994106293" calcext:value-type="float">
            <text:p>1.03304994106293</text:p>
          </table:table-cell>
          <table:table-cell office:value-type="float" office:value="15.241" calcext:value-type="float">
            <text:p>15.241</text:p>
          </table:table-cell>
          <table:table-cell table:number-columns-repeated="10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1.03787469863892" calcext:value-type="float">
            <text:p>1.03787469863892</text:p>
          </table:table-cell>
          <table:table-cell office:value-type="float" office:value="15.1922" calcext:value-type="float">
            <text:p>15.1922</text:p>
          </table:table-cell>
          <table:table-cell table:number-columns-repeated="1021"/>
        </table:table-row>
        <table:table-row table:style-name="ro1">
          <table:table-cell office:value-type="float" office:value="0.0019" calcext:value-type="float">
            <text:p>0.0019</text:p>
          </table:table-cell>
          <table:table-cell office:value-type="float" office:value="1.05021250247955" calcext:value-type="float">
            <text:p>1.05021250247955</text:p>
          </table:table-cell>
          <table:table-cell office:value-type="float" office:value="15.1475" calcext:value-type="float">
            <text:p>15.1475</text:p>
          </table:table-cell>
          <table:table-cell table:number-columns-repeated="1021"/>
        </table:table-row>
        <table:table-row table:style-name="ro1">
          <table:table-cell office:value-type="float" office:value="-0.0021" calcext:value-type="float">
            <text:p>-0.0021</text:p>
          </table:table-cell>
          <table:table-cell office:value-type="float" office:value="1.05813419818878" calcext:value-type="float">
            <text:p>1.05813419818878</text:p>
          </table:table-cell>
          <table:table-cell office:value-type="float" office:value="15.1077" calcext:value-type="float">
            <text:p>15.1077</text:p>
          </table:table-cell>
          <table:table-cell table:number-columns-repeated="1021"/>
        </table:table-row>
        <table:table-row table:style-name="ro1">
          <table:table-cell office:value-type="float" office:value="-0.002" calcext:value-type="float">
            <text:p>-0.002</text:p>
          </table:table-cell>
          <table:table-cell office:value-type="float" office:value="1.05677330493927" calcext:value-type="float">
            <text:p>1.05677330493927</text:p>
          </table:table-cell>
          <table:table-cell office:value-type="float" office:value="15.0722" calcext:value-type="float">
            <text:p>15.0722</text:p>
          </table:table-cell>
          <table:table-cell table:number-columns-repeated="1021"/>
        </table:table-row>
        <table:table-row table:style-name="ro1">
          <table:table-cell office:value-type="float" office:value="-0.0014" calcext:value-type="float">
            <text:p>-0.0014</text:p>
          </table:table-cell>
          <table:table-cell office:value-type="float" office:value="1.06207811832428" calcext:value-type="float">
            <text:p>1.06207811832428</text:p>
          </table:table-cell>
          <table:table-cell office:value-type="float" office:value="15.0405" calcext:value-type="float">
            <text:p>15.0405</text:p>
          </table:table-cell>
          <table:table-cell table:number-columns-repeated="1021"/>
        </table:table-row>
        <table:table-row table:style-name="ro1">
          <table:table-cell office:value-type="float" office:value="-0.0011" calcext:value-type="float">
            <text:p>-0.0011</text:p>
          </table:table-cell>
          <table:table-cell office:value-type="float" office:value="1.06567823886871" calcext:value-type="float">
            <text:p>1.06567823886871</text:p>
          </table:table-cell>
          <table:table-cell office:value-type="float" office:value="15.0121" calcext:value-type="float">
            <text:p>15.0121</text:p>
          </table:table-cell>
          <table:table-cell table:number-columns-repeated="1021"/>
        </table:table-row>
        <table:table-row table:style-name="ro1">
          <table:table-cell office:value-type="float" office:value="-0.0013" calcext:value-type="float">
            <text:p>-0.0013</text:p>
          </table:table-cell>
          <table:table-cell office:value-type="float" office:value="1.06755793094635" calcext:value-type="float">
            <text:p>1.06755793094635</text:p>
          </table:table-cell>
          <table:table-cell office:value-type="float" office:value="14.9868" calcext:value-type="float">
            <text:p>14.9868</text:p>
          </table:table-cell>
          <table:table-cell table:number-columns-repeated="1021"/>
        </table:table-row>
        <table:table-row table:style-name="ro1">
          <table:table-cell office:value-type="float" office:value="-0.0021" calcext:value-type="float">
            <text:p>-0.0021</text:p>
          </table:table-cell>
          <table:table-cell office:value-type="float" office:value="1.07000935077667" calcext:value-type="float">
            <text:p>1.07000935077667</text:p>
          </table:table-cell>
          <table:table-cell office:value-type="float" office:value="14.9644" calcext:value-type="float">
            <text:p>14.9644</text:p>
          </table:table-cell>
          <table:table-cell table:number-columns-repeated="1021"/>
        </table:table-row>
        <table:table-row table:style-name="ro1">
          <table:table-cell office:value-type="float" office:value="-0.0005" calcext:value-type="float">
            <text:p>-0.0005</text:p>
          </table:table-cell>
          <table:table-cell office:value-type="float" office:value="1.07302808761597" calcext:value-type="float">
            <text:p>1.07302808761597</text:p>
          </table:table-cell>
          <table:table-cell office:value-type="float" office:value="14.9443" calcext:value-type="float">
            <text:p>14.9443</text:p>
          </table:table-cell>
          <table:table-cell table:number-columns-repeated="1021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1.07551074028015" calcext:value-type="float">
            <text:p>1.07551074028015</text:p>
          </table:table-cell>
          <table:table-cell office:value-type="float" office:value="14.9253" calcext:value-type="float">
            <text:p>14.9253</text:p>
          </table:table-cell>
          <table:table-cell table:number-columns-repeated="1021"/>
        </table:table-row>
        <table:table-row table:style-name="ro1">
          <table:table-cell office:value-type="float" office:value="0.0026" calcext:value-type="float">
            <text:p>0.0026</text:p>
          </table:table-cell>
          <table:table-cell office:value-type="float" office:value="1.07650673389435" calcext:value-type="float">
            <text:p>1.07650673389435</text:p>
          </table:table-cell>
          <table:table-cell office:value-type="float" office:value="14.9076" calcext:value-type="float">
            <text:p>14.9076</text:p>
          </table:table-cell>
          <table:table-cell table:number-columns-repeated="1021"/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1.07748734951019" calcext:value-type="float">
            <text:p>1.07748734951019</text:p>
          </table:table-cell>
          <table:table-cell office:value-type="float" office:value="14.8909" calcext:value-type="float">
            <text:p>14.8909</text:p>
          </table:table-cell>
          <table:table-cell table:number-columns-repeated="1021"/>
        </table:table-row>
        <table:table-row table:style-name="ro1">
          <table:table-cell office:value-type="float" office:value="0.0019" calcext:value-type="float">
            <text:p>0.0019</text:p>
          </table:table-cell>
          <table:table-cell office:value-type="float" office:value="1.07742965221405" calcext:value-type="float">
            <text:p>1.07742965221405</text:p>
          </table:table-cell>
          <table:table-cell office:value-type="float" office:value="14.8754" calcext:value-type="float">
            <text:p>14.8754</text:p>
          </table:table-cell>
          <table:table-cell table:number-columns-repeated="102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1.07769250869751" calcext:value-type="float">
            <text:p>1.07769250869751</text:p>
          </table:table-cell>
          <table:table-cell office:value-type="float" office:value="14.8611" calcext:value-type="float">
            <text:p>14.8611</text:p>
          </table:table-cell>
          <table:table-cell table:number-columns-repeated="1021"/>
        </table:table-row>
        <table:table-row table:style-name="ro1">
          <table:table-cell office:value-type="float" office:value="-0.0021" calcext:value-type="float">
            <text:p>-0.0021</text:p>
          </table:table-cell>
          <table:table-cell office:value-type="float" office:value="1.07867169380188" calcext:value-type="float">
            <text:p>1.07867169380188</text:p>
          </table:table-cell>
          <table:table-cell office:value-type="float" office:value="14.8488" calcext:value-type="float">
            <text:p>14.8488</text:p>
          </table:table-cell>
          <table:table-cell table:number-columns-repeated="1021"/>
        </table:table-row>
        <table:table-row table:style-name="ro1">
          <table:table-cell office:value-type="float" office:value="-0.0056" calcext:value-type="float">
            <text:p>-0.0056</text:p>
          </table:table-cell>
          <table:table-cell office:value-type="float" office:value="1.0800633430481" calcext:value-type="float">
            <text:p>1.0800633430481</text:p>
          </table:table-cell>
          <table:table-cell office:value-type="float" office:value="14.8391" calcext:value-type="float">
            <text:p>14.8391</text:p>
          </table:table-cell>
          <table:table-cell table:number-columns-repeated="1021"/>
        </table:table-row>
        <table:table-row table:style-name="ro1">
          <table:table-cell office:value-type="float" office:value="-0.0072" calcext:value-type="float">
            <text:p>-0.0072</text:p>
          </table:table-cell>
          <table:table-cell office:value-type="float" office:value="1.07961738109589" calcext:value-type="float">
            <text:p>1.07961738109589</text:p>
          </table:table-cell>
          <table:table-cell office:value-type="float" office:value="14.8321" calcext:value-type="float">
            <text:p>14.8321</text:p>
          </table:table-cell>
          <table:table-cell table:number-columns-repeated="1021"/>
        </table:table-row>
        <table:table-row table:style-name="ro1">
          <table:table-cell office:value-type="float" office:value="-0.0092" calcext:value-type="float">
            <text:p>-0.0092</text:p>
          </table:table-cell>
          <table:table-cell office:value-type="float" office:value="1.08084058761597" calcext:value-type="float">
            <text:p>1.08084058761597</text:p>
          </table:table-cell>
          <table:table-cell office:value-type="float" office:value="14.828" calcext:value-type="float">
            <text:p>14.828</text:p>
          </table:table-cell>
          <table:table-cell table:number-columns-repeated="1021"/>
        </table:table-row>
        <table:table-row table:style-name="ro1">
          <table:table-cell office:value-type="float" office:value="-0.0088" calcext:value-type="float">
            <text:p>-0.0088</text:p>
          </table:table-cell>
          <table:table-cell office:value-type="float" office:value="1.08039331436157" calcext:value-type="float">
            <text:p>1.08039331436157</text:p>
          </table:table-cell>
          <table:table-cell office:value-type="float" office:value="14.8266" calcext:value-type="float">
            <text:p>14.8266</text:p>
          </table:table-cell>
          <table:table-cell table:number-columns-repeated="1021"/>
        </table:table-row>
        <table:table-row table:style-name="ro1">
          <table:table-cell office:value-type="float" office:value="-0.0091" calcext:value-type="float">
            <text:p>-0.0091</text:p>
          </table:table-cell>
          <table:table-cell office:value-type="float" office:value="1.0805481672287" calcext:value-type="float">
            <text:p>1.0805481672287</text:p>
          </table:table-cell>
          <table:table-cell office:value-type="float" office:value="14.8276" calcext:value-type="float">
            <text:p>14.8276</text:p>
          </table:table-cell>
          <table:table-cell table:number-columns-repeated="1021"/>
        </table:table-row>
        <table:table-row table:style-name="ro1">
          <table:table-cell office:value-type="float" office:value="-0.0098" calcext:value-type="float">
            <text:p>-0.0098</text:p>
          </table:table-cell>
          <table:table-cell office:value-type="float" office:value="1.08092987537384" calcext:value-type="float">
            <text:p>1.08092987537384</text:p>
          </table:table-cell>
          <table:table-cell office:value-type="float" office:value="14.831" calcext:value-type="float">
            <text:p>14.831</text:p>
          </table:table-cell>
          <table:table-cell table:number-columns-repeated="1021"/>
        </table:table-row>
        <table:table-row table:style-name="ro1">
          <table:table-cell office:value-type="float" office:value="-0.0097" calcext:value-type="float">
            <text:p>-0.0097</text:p>
          </table:table-cell>
          <table:table-cell office:value-type="float" office:value="1.08138489723206" calcext:value-type="float">
            <text:p>1.08138489723206</text:p>
          </table:table-cell>
          <table:table-cell office:value-type="float" office:value="14.8365" calcext:value-type="float">
            <text:p>14.8365</text:p>
          </table:table-cell>
          <table:table-cell table:number-columns-repeated="1021"/>
        </table:table-row>
        <table:table-row table:style-name="ro1">
          <table:table-cell office:value-type="float" office:value="-0.0086" calcext:value-type="float">
            <text:p>-0.0086</text:p>
          </table:table-cell>
          <table:table-cell office:value-type="float" office:value="1.08066618442535" calcext:value-type="float">
            <text:p>1.08066618442535</text:p>
          </table:table-cell>
          <table:table-cell office:value-type="float" office:value="14.8436" calcext:value-type="float">
            <text:p>14.8436</text:p>
          </table:table-cell>
          <table:table-cell table:number-columns-repeated="1021"/>
        </table:table-row>
        <table:table-row table:style-name="ro1">
          <table:table-cell office:value-type="float" office:value="-0.0055" calcext:value-type="float">
            <text:p>-0.0055</text:p>
          </table:table-cell>
          <table:table-cell office:value-type="float" office:value="1.07955574989319" calcext:value-type="float">
            <text:p>1.07955574989319</text:p>
          </table:table-cell>
          <table:table-cell office:value-type="float" office:value="14.8515" calcext:value-type="float">
            <text:p>14.8515</text:p>
          </table:table-cell>
          <table:table-cell table:number-columns-repeated="1021"/>
        </table:table-row>
        <table:table-row table:style-name="ro1">
          <table:table-cell office:value-type="float" office:value="-0.0028" calcext:value-type="float">
            <text:p>-0.0028</text:p>
          </table:table-cell>
          <table:table-cell office:value-type="float" office:value="1.07852256298065" calcext:value-type="float">
            <text:p>1.07852256298065</text:p>
          </table:table-cell>
          <table:table-cell office:value-type="float" office:value="14.8593" calcext:value-type="float">
            <text:p>14.8593</text:p>
          </table:table-cell>
          <table:table-cell table:number-columns-repeated="1021"/>
        </table:table-row>
        <table:table-row table:style-name="ro1">
          <table:table-cell office:value-type="float" office:value="-0.004" calcext:value-type="float">
            <text:p>-0.004</text:p>
          </table:table-cell>
          <table:table-cell office:value-type="float" office:value="1.08004188537598" calcext:value-type="float">
            <text:p>1.08004188537598</text:p>
          </table:table-cell>
          <table:table-cell office:value-type="float" office:value="14.8674" calcext:value-type="float">
            <text:p>14.8674</text:p>
          </table:table-cell>
          <table:table-cell table:number-columns-repeated="1021"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1.07791793346405" calcext:value-type="float">
            <text:p>1.07791793346405</text:p>
          </table:table-cell>
          <table:table-cell office:value-type="float" office:value="14.8746" calcext:value-type="float">
            <text:p>14.8746</text:p>
          </table:table-cell>
          <table:table-cell table:number-columns-repeated="102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07756721973419" calcext:value-type="float">
            <text:p>1.07756721973419</text:p>
          </table:table-cell>
          <table:table-cell office:value-type="float" office:value="14.881" calcext:value-type="float">
            <text:p>14.881</text:p>
          </table:table-cell>
          <table:table-cell table:number-columns-repeated="1021"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1.07759761810303" calcext:value-type="float">
            <text:p>1.07759761810303</text:p>
          </table:table-cell>
          <table:table-cell office:value-type="float" office:value="14.8867" calcext:value-type="float">
            <text:p>14.8867</text:p>
          </table:table-cell>
          <table:table-cell table:number-columns-repeated="1021"/>
        </table:table-row>
        <table:table-row table:style-name="ro1">
          <table:table-cell office:value-type="float" office:value="0.0019" calcext:value-type="float">
            <text:p>0.0019</text:p>
          </table:table-cell>
          <table:table-cell office:value-type="float" office:value="1.07730650901794" calcext:value-type="float">
            <text:p>1.07730650901794</text:p>
          </table:table-cell>
          <table:table-cell office:value-type="float" office:value="14.8914" calcext:value-type="float">
            <text:p>14.8914</text:p>
          </table:table-cell>
          <table:table-cell table:number-columns-repeated="1021"/>
        </table:table-row>
        <table:table-row table:style-name="ro1">
          <table:table-cell office:value-type="float" office:value="0.0023" calcext:value-type="float">
            <text:p>0.0023</text:p>
          </table:table-cell>
          <table:table-cell office:value-type="float" office:value="1.07732200622559" calcext:value-type="float">
            <text:p>1.07732200622559</text:p>
          </table:table-cell>
          <table:table-cell office:value-type="float" office:value="14.895" calcext:value-type="float">
            <text:p>14.895</text:p>
          </table:table-cell>
          <table:table-cell table:number-columns-repeated="1021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1.07777345180512" calcext:value-type="float">
            <text:p>1.07777345180512</text:p>
          </table:table-cell>
          <table:table-cell office:value-type="float" office:value="14.8976" calcext:value-type="float">
            <text:p>14.8976</text:p>
          </table:table-cell>
          <table:table-cell table:number-columns-repeated="1021"/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1.07782220840454" calcext:value-type="float">
            <text:p>1.07782220840454</text:p>
          </table:table-cell>
          <table:table-cell office:value-type="float" office:value="14.8994" calcext:value-type="float">
            <text:p>14.8994</text:p>
          </table:table-cell>
          <table:table-cell table:number-columns-repeated="1021"/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1.07751190662384" calcext:value-type="float">
            <text:p>1.07751190662384</text:p>
          </table:table-cell>
          <table:table-cell office:value-type="float" office:value="14.9003" calcext:value-type="float">
            <text:p>14.9003</text:p>
          </table:table-cell>
          <table:table-cell table:number-columns-repeated="1021"/>
        </table:table-row>
        <table:table-row table:style-name="ro1">
          <table:table-cell office:value-type="float" office:value="0.0023" calcext:value-type="float">
            <text:p>0.0023</text:p>
          </table:table-cell>
          <table:table-cell office:value-type="float" office:value="1.07746183872223" calcext:value-type="float">
            <text:p>1.07746183872223</text:p>
          </table:table-cell>
          <table:table-cell office:value-type="float" office:value="14.9005" calcext:value-type="float">
            <text:p>14.9005</text:p>
          </table:table-cell>
          <table:table-cell table:number-columns-repeated="1021"/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1.07772707939148" calcext:value-type="float">
            <text:p>1.07772707939148</text:p>
          </table:table-cell>
          <table:table-cell office:value-type="float" office:value="14.9" calcext:value-type="float">
            <text:p>14.9</text:p>
          </table:table-cell>
          <table:table-cell table:number-columns-repeated="1021"/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1.07777738571167" calcext:value-type="float">
            <text:p>1.07777738571167</text:p>
          </table:table-cell>
          <table:table-cell office:value-type="float" office:value="14.899" calcext:value-type="float">
            <text:p>14.899</text:p>
          </table:table-cell>
          <table:table-cell table:number-columns-repeated="1021"/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1.07781779766083" calcext:value-type="float">
            <text:p>1.07781779766083</text:p>
          </table:table-cell>
          <table:table-cell office:value-type="float" office:value="14.8973" calcext:value-type="float">
            <text:p>14.8973</text:p>
          </table:table-cell>
          <table:table-cell table:number-columns-repeated="1021"/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1.0777108669281" calcext:value-type="float">
            <text:p>1.0777108669281</text:p>
          </table:table-cell>
          <table:table-cell office:value-type="float" office:value="14.8953" calcext:value-type="float">
            <text:p>14.8953</text:p>
          </table:table-cell>
          <table:table-cell table:number-columns-repeated="1021"/>
        </table:table-row>
        <table:table-row table:style-name="ro1">
          <table:table-cell office:value-type="float" office:value="0.0018" calcext:value-type="float">
            <text:p>0.0018</text:p>
          </table:table-cell>
          <table:table-cell office:value-type="float" office:value="1.07761120796204" calcext:value-type="float">
            <text:p>1.07761120796204</text:p>
          </table:table-cell>
          <table:table-cell office:value-type="float" office:value="14.893" calcext:value-type="float">
            <text:p>14.893</text:p>
          </table:table-cell>
          <table:table-cell table:number-columns-repeated="102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.07745432853699" calcext:value-type="float">
            <text:p>1.07745432853699</text:p>
          </table:table-cell>
          <table:table-cell office:value-type="float" office:value="14.8903" calcext:value-type="float">
            <text:p>14.8903</text:p>
          </table:table-cell>
          <table:table-cell table:number-columns-repeated="1021"/>
        </table:table-row>
        <table:table-row table:style-name="ro1">
          <table:table-cell office:value-type="float" office:value="0.0026" calcext:value-type="float">
            <text:p>0.0026</text:p>
          </table:table-cell>
          <table:table-cell office:value-type="float" office:value="1.07762444019318" calcext:value-type="float">
            <text:p>1.07762444019318</text:p>
          </table:table-cell>
          <table:table-cell office:value-type="float" office:value="14.8873" calcext:value-type="float">
            <text:p>14.8873</text:p>
          </table:table-cell>
          <table:table-cell table:number-columns-repeated="102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.07796978950501" calcext:value-type="float">
            <text:p>1.07796978950501</text:p>
          </table:table-cell>
          <table:table-cell office:value-type="float" office:value="14.8839" calcext:value-type="float">
            <text:p>14.8839</text:p>
          </table:table-cell>
          <table:table-cell table:number-columns-repeated="1021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1.07763588428497" calcext:value-type="float">
            <text:p>1.07763588428497</text:p>
          </table:table-cell>
          <table:table-cell office:value-type="float" office:value="14.8805" calcext:value-type="float">
            <text:p>14.8805</text:p>
          </table:table-cell>
          <table:table-cell table:number-columns-repeated="1021"/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1.07769286632538" calcext:value-type="float">
            <text:p>1.07769286632538</text:p>
          </table:table-cell>
          <table:table-cell office:value-type="float" office:value="14.8768" calcext:value-type="float">
            <text:p>14.8768</text:p>
          </table:table-cell>
          <table:table-cell table:number-columns-repeated="1021"/>
        </table:table-row>
        <table:table-row table:style-name="ro1">
          <table:table-cell office:value-type="float" office:value="0.0017" calcext:value-type="float">
            <text:p>0.0017</text:p>
          </table:table-cell>
          <table:table-cell office:value-type="float" office:value="1.07745277881622" calcext:value-type="float">
            <text:p>1.07745277881622</text:p>
          </table:table-cell>
          <table:table-cell office:value-type="float" office:value="14.873" calcext:value-type="float">
            <text:p>14.873</text:p>
          </table:table-cell>
          <table:table-cell table:number-columns-repeated="1021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1.07751524448395" calcext:value-type="float">
            <text:p>1.07751524448395</text:p>
          </table:table-cell>
          <table:table-cell office:value-type="float" office:value="14.8691" calcext:value-type="float">
            <text:p>14.8691</text:p>
          </table:table-cell>
          <table:table-cell table:number-columns-repeated="1021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office:value-type="float" office:value="1.07787621021271" calcext:value-type="float">
            <text:p>1.07787621021271</text:p>
          </table:table-cell>
          <table:table-cell office:value-type="float" office:value="14.8657" calcext:value-type="float">
            <text:p>14.8657</text:p>
          </table:table-cell>
          <table:table-cell table:number-columns-repeated="1021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07790851593018" calcext:value-type="float">
            <text:p>1.07790851593018</text:p>
          </table:table-cell>
          <table:table-cell office:value-type="float" office:value="14.8624" calcext:value-type="float">
            <text:p>14.8624</text:p>
          </table:table-cell>
          <table:table-cell table:number-columns-repeated="1021"/>
        </table:table-row>
        <table:table-row table:style-name="ro1">
          <table:table-cell office:value-type="float" office:value="-0.0024" calcext:value-type="float">
            <text:p>-0.0024</text:p>
          </table:table-cell>
          <table:table-cell office:value-type="float" office:value="1.07952976226807" calcext:value-type="float">
            <text:p>1.07952976226807</text:p>
          </table:table-cell>
          <table:table-cell office:value-type="float" office:value="14.8601" calcext:value-type="float">
            <text:p>14.8601</text:p>
          </table:table-cell>
          <table:table-cell table:number-columns-repeated="1021"/>
        </table:table-row>
        <table:table-row table:style-name="ro1">
          <table:table-cell office:value-type="float" office:value="-0.0021" calcext:value-type="float">
            <text:p>-0.0021</text:p>
          </table:table-cell>
          <table:table-cell office:value-type="float" office:value="1.07866227626801" calcext:value-type="float">
            <text:p>1.07866227626801</text:p>
          </table:table-cell>
          <table:table-cell office:value-type="float" office:value="14.8586" calcext:value-type="float">
            <text:p>14.8586</text:p>
          </table:table-cell>
          <table:table-cell table:number-columns-repeated="1021"/>
        </table:table-row>
        <table:table-row table:style-name="ro1">
          <table:table-cell office:value-type="float" office:value="-0.0021" calcext:value-type="float">
            <text:p>-0.0021</text:p>
          </table:table-cell>
          <table:table-cell office:value-type="float" office:value="1.07880187034607" calcext:value-type="float">
            <text:p>1.07880187034607</text:p>
          </table:table-cell>
          <table:table-cell office:value-type="float" office:value="14.8579" calcext:value-type="float">
            <text:p>14.8579</text:p>
          </table:table-cell>
          <table:table-cell table:number-columns-repeated="1021"/>
        </table:table-row>
        <table:table-row table:style-name="ro1">
          <table:table-cell office:value-type="float" office:value="-0.0029" calcext:value-type="float">
            <text:p>-0.0029</text:p>
          </table:table-cell>
          <table:table-cell office:value-type="float" office:value="1.07934236526489" calcext:value-type="float">
            <text:p>1.07934236526489</text:p>
          </table:table-cell>
          <table:table-cell office:value-type="float" office:value="14.858" calcext:value-type="float">
            <text:p>14.858</text:p>
          </table:table-cell>
          <table:table-cell table:number-columns-repeated="1021"/>
        </table:table-row>
        <table:table-row table:style-name="ro1">
          <table:table-cell office:value-type="float" office:value="-0.0022" calcext:value-type="float">
            <text:p>-0.0022</text:p>
          </table:table-cell>
          <table:table-cell office:value-type="float" office:value="1.07873177528381" calcext:value-type="float">
            <text:p>1.07873177528381</text:p>
          </table:table-cell>
          <table:table-cell office:value-type="float" office:value="14.8587" calcext:value-type="float">
            <text:p>14.8587</text:p>
          </table:table-cell>
          <table:table-cell table:number-columns-repeated="1021"/>
        </table:table-row>
        <table:table-row table:style-name="ro1">
          <table:table-cell office:value-type="float" office:value="-0.0032" calcext:value-type="float">
            <text:p>-0.0032</text:p>
          </table:table-cell>
          <table:table-cell office:value-type="float" office:value="1.07883167266846" calcext:value-type="float">
            <text:p>1.07883167266846</text:p>
          </table:table-cell>
          <table:table-cell office:value-type="float" office:value="14.8602" calcext:value-type="float">
            <text:p>14.8602</text:p>
          </table:table-cell>
          <table:table-cell table:number-columns-repeated="1021"/>
        </table:table-row>
        <table:table-row table:style-name="ro1">
          <table:table-cell office:value-type="float" office:value="-0.0017" calcext:value-type="float">
            <text:p>-0.0017</text:p>
          </table:table-cell>
          <table:table-cell office:value-type="float" office:value="1.07858228683472" calcext:value-type="float">
            <text:p>1.07858228683472</text:p>
          </table:table-cell>
          <table:table-cell office:value-type="float" office:value="14.8621" calcext:value-type="float">
            <text:p>14.862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810294628143" calcext:value-type="float">
            <text:p>1.07810294628143</text:p>
          </table:table-cell>
          <table:table-cell office:value-type="float" office:value="14.8638" calcext:value-type="float">
            <text:p>14.8638</text:p>
          </table:table-cell>
          <table:table-cell table:number-columns-repeated="1021"/>
        </table:table-row>
        <table:table-row table:style-name="ro1">
          <table:table-cell office:value-type="float" office:value="-0.0026" calcext:value-type="float">
            <text:p>-0.0026</text:p>
          </table:table-cell>
          <table:table-cell office:value-type="float" office:value="1.07932388782501" calcext:value-type="float">
            <text:p>1.07932388782501</text:p>
          </table:table-cell>
          <table:table-cell office:value-type="float" office:value="14.8661" calcext:value-type="float">
            <text:p>14.866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86595821381" calcext:value-type="float">
            <text:p>1.07786595821381</text:p>
          </table:table-cell>
          <table:table-cell office:value-type="float" office:value="14.8681" calcext:value-type="float">
            <text:p>14.8681</text:p>
          </table:table-cell>
          <table:table-cell table:number-columns-repeated="1021"/>
        </table:table-row>
        <table:table-row table:style-name="ro1">
          <table:table-cell office:value-type="float" office:value="-0.0005" calcext:value-type="float">
            <text:p>-0.0005</text:p>
          </table:table-cell>
          <table:table-cell office:value-type="float" office:value="1.07812023162842" calcext:value-type="float">
            <text:p>1.07812023162842</text:p>
          </table:table-cell>
          <table:table-cell office:value-type="float" office:value="14.8701" calcext:value-type="float">
            <text:p>14.8701</text:p>
          </table:table-cell>
          <table:table-cell table:number-columns-repeated="1021"/>
        </table:table-row>
        <table:table-row table:style-name="ro1">
          <table:table-cell office:value-type="float" office:value="-0.0004" calcext:value-type="float">
            <text:p>-0.0004</text:p>
          </table:table-cell>
          <table:table-cell office:value-type="float" office:value="1.0780622959137" calcext:value-type="float">
            <text:p>1.0780622959137</text:p>
          </table:table-cell>
          <table:table-cell office:value-type="float" office:value="14.872" calcext:value-type="float">
            <text:p>14.872</text:p>
          </table:table-cell>
          <table:table-cell table:number-columns-repeated="1021"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1.07756567001343" calcext:value-type="float">
            <text:p>1.07756567001343</text:p>
          </table:table-cell>
          <table:table-cell office:value-type="float" office:value="14.8736" calcext:value-type="float">
            <text:p>14.8736</text:p>
          </table:table-cell>
          <table:table-cell table:number-columns-repeated="102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0774142742157" calcext:value-type="float">
            <text:p>1.0774142742157</text:p>
          </table:table-cell>
          <table:table-cell office:value-type="float" office:value="14.875" calcext:value-type="float">
            <text:p>14.875</text:p>
          </table:table-cell>
          <table:table-cell table:number-columns-repeated="1021"/>
        </table:table-row>
        <table:table-row table:style-name="ro1">
          <table:table-cell office:value-type="float" office:value="-0.0004" calcext:value-type="float">
            <text:p>-0.0004</text:p>
          </table:table-cell>
          <table:table-cell office:value-type="float" office:value="1.07752573490143" calcext:value-type="float">
            <text:p>1.07752573490143</text:p>
          </table:table-cell>
          <table:table-cell office:value-type="float" office:value="14.8763" calcext:value-type="float">
            <text:p>14.8763</text:p>
          </table:table-cell>
          <table:table-cell table:number-columns-repeated="1021"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1.07811295986176" calcext:value-type="float">
            <text:p>1.07811295986176</text:p>
          </table:table-cell>
          <table:table-cell office:value-type="float" office:value="14.8774" calcext:value-type="float">
            <text:p>14.8774</text:p>
          </table:table-cell>
          <table:table-cell table:number-columns-repeated="1021"/>
        </table:table-row>
        <table:table-row table:style-name="ro1">
          <table:table-cell office:value-type="float" office:value="0.0013" calcext:value-type="float">
            <text:p>0.0013</text:p>
          </table:table-cell>
          <table:table-cell office:value-type="float" office:value="1.0774804353714" calcext:value-type="float">
            <text:p>1.0774804353714</text:p>
          </table:table-cell>
          <table:table-cell office:value-type="float" office:value="14.878" calcext:value-type="float">
            <text:p>14.878</text:p>
          </table:table-cell>
          <table:table-cell table:number-columns-repeated="102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07771980762482" calcext:value-type="float">
            <text:p>1.07771980762482</text:p>
          </table:table-cell>
          <table:table-cell office:value-type="float" office:value="14.8784" calcext:value-type="float">
            <text:p>14.8784</text:p>
          </table:table-cell>
          <table:table-cell table:number-columns-repeated="1021"/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1.07809352874756" calcext:value-type="float">
            <text:p>1.07809352874756</text:p>
          </table:table-cell>
          <table:table-cell office:value-type="float" office:value="14.8785" calcext:value-type="float">
            <text:p>14.8785</text:p>
          </table:table-cell>
          <table:table-cell table:number-columns-repeated="1021"/>
        </table:table-row>
        <table:table-row table:style-name="ro1">
          <table:table-cell office:value-type="float" office:value="0.0014" calcext:value-type="float">
            <text:p>0.0014</text:p>
          </table:table-cell>
          <table:table-cell office:value-type="float" office:value="1.07777917385101" calcext:value-type="float">
            <text:p>1.07777917385101</text:p>
          </table:table-cell>
          <table:table-cell office:value-type="float" office:value="14.8783" calcext:value-type="float">
            <text:p>14.8783</text:p>
          </table:table-cell>
          <table:table-cell table:number-columns-repeated="1021"/>
        </table:table-row>
        <table:table-row table:style-name="ro1">
          <table:table-cell office:value-type="float" office:value="0.0018" calcext:value-type="float">
            <text:p>0.0018</text:p>
          </table:table-cell>
          <table:table-cell office:value-type="float" office:value="1.07749748229981" calcext:value-type="float">
            <text:p>1.07749748229981</text:p>
          </table:table-cell>
          <table:table-cell office:value-type="float" office:value="14.8775" calcext:value-type="float">
            <text:p>14.8775</text:p>
          </table:table-cell>
          <table:table-cell table:number-columns-repeated="1021"/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1.07770049571991" calcext:value-type="float">
            <text:p>1.07770049571991</text:p>
          </table:table-cell>
          <table:table-cell office:value-type="float" office:value="14.8765" calcext:value-type="float">
            <text:p>14.8765</text:p>
          </table:table-cell>
          <table:table-cell table:number-columns-repeated="102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07775688171387" calcext:value-type="float">
            <text:p>1.07775688171387</text:p>
          </table:table-cell>
          <table:table-cell office:value-type="float" office:value="14.8754" calcext:value-type="float">
            <text:p>14.8754</text:p>
          </table:table-cell>
          <table:table-cell table:number-columns-repeated="102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1.07743954658508" calcext:value-type="float">
            <text:p>1.07743954658508</text:p>
          </table:table-cell>
          <table:table-cell office:value-type="float" office:value="14.8741" calcext:value-type="float">
            <text:p>14.8741</text:p>
          </table:table-cell>
          <table:table-cell table:number-columns-repeated="1021"/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1.07740044593811" calcext:value-type="float">
            <text:p>1.07740044593811</text:p>
          </table:table-cell>
          <table:table-cell office:value-type="float" office:value="14.8727" calcext:value-type="float">
            <text:p>14.8727</text:p>
          </table:table-cell>
          <table:table-cell table:number-columns-repeated="102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07755899429321" calcext:value-type="float">
            <text:p>1.07755899429321</text:p>
          </table:table-cell>
          <table:table-cell office:value-type="float" office:value="14.8713" calcext:value-type="float">
            <text:p>14.8713</text:p>
          </table:table-cell>
          <table:table-cell table:number-columns-repeated="1021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07782077789307" calcext:value-type="float">
            <text:p>1.07782077789307</text:p>
          </table:table-cell>
          <table:table-cell office:value-type="float" office:value="14.8699" calcext:value-type="float">
            <text:p>14.8699</text:p>
          </table:table-cell>
          <table:table-cell table:number-columns-repeated="1021"/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1.07782804965973" calcext:value-type="float">
            <text:p>1.07782804965973</text:p>
          </table:table-cell>
          <table:table-cell office:value-type="float" office:value="14.8685" calcext:value-type="float">
            <text:p>14.8685</text:p>
          </table:table-cell>
          <table:table-cell table:number-columns-repeated="1021"/>
        </table:table-row>
        <table:table-row table:style-name="ro1">
          <table:table-cell office:value-type="float" office:value="-0.0006" calcext:value-type="float">
            <text:p>-0.0006</text:p>
          </table:table-cell>
          <table:table-cell office:value-type="float" office:value="1.07859218120575" calcext:value-type="float">
            <text:p>1.07859218120575</text:p>
          </table:table-cell>
          <table:table-cell office:value-type="float" office:value="14.8674" calcext:value-type="float">
            <text:p>14.8674</text:p>
          </table:table-cell>
          <table:table-cell table:number-columns-repeated="1021"/>
        </table:table-row>
        <table:table-row table:style-name="ro1">
          <table:table-cell office:value-type="float" office:value="-0.0012" calcext:value-type="float">
            <text:p>-0.0012</text:p>
          </table:table-cell>
          <table:table-cell office:value-type="float" office:value="1.07803869247437" calcext:value-type="float">
            <text:p>1.07803869247437</text:p>
          </table:table-cell>
          <table:table-cell office:value-type="float" office:value="14.8668" calcext:value-type="float">
            <text:p>14.8668</text:p>
          </table:table-cell>
          <table:table-cell table:number-columns-repeated="1021"/>
        </table:table-row>
        <table:table-row table:style-name="ro1">
          <table:table-cell office:value-type="float" office:value="-0.0006" calcext:value-type="float">
            <text:p>-0.0006</text:p>
          </table:table-cell>
          <table:table-cell office:value-type="float" office:value="1.07804918289185" calcext:value-type="float">
            <text:p>1.07804918289185</text:p>
          </table:table-cell>
          <table:table-cell office:value-type="float" office:value="14.8664" calcext:value-type="float">
            <text:p>14.8664</text:p>
          </table:table-cell>
          <table:table-cell table:number-columns-repeated="1021"/>
        </table:table-row>
        <table:table-row table:style-name="ro1">
          <table:table-cell office:value-type="float" office:value="-0.0011" calcext:value-type="float">
            <text:p>-0.0011</text:p>
          </table:table-cell>
          <table:table-cell office:value-type="float" office:value="1.0784707069397" calcext:value-type="float">
            <text:p>1.0784707069397</text:p>
          </table:table-cell>
          <table:table-cell office:value-type="float" office:value="14.8663" calcext:value-type="float">
            <text:p>14.8663</text:p>
          </table:table-cell>
          <table:table-cell table:number-columns-repeated="1021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office:value-type="float" office:value="1.07765793800354" calcext:value-type="float">
            <text:p>1.07765793800354</text:p>
          </table:table-cell>
          <table:table-cell office:value-type="float" office:value="14.8664" calcext:value-type="float">
            <text:p>14.8664</text:p>
          </table:table-cell>
          <table:table-cell table:number-columns-repeated="1021"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1.07782101631165" calcext:value-type="float">
            <text:p>1.07782101631165</text:p>
          </table:table-cell>
          <table:table-cell office:value-type="float" office:value="14.8663" calcext:value-type="float">
            <text:p>14.8663</text:p>
          </table:table-cell>
          <table:table-cell table:number-columns-repeated="1021"/>
        </table:table-row>
        <table:table-row table:style-name="ro1">
          <table:table-cell office:value-type="float" office:value="-0.0004" calcext:value-type="float">
            <text:p>-0.0004</text:p>
          </table:table-cell>
          <table:table-cell office:value-type="float" office:value="1.07788670063019" calcext:value-type="float">
            <text:p>1.07788670063019</text:p>
          </table:table-cell>
          <table:table-cell office:value-type="float" office:value="14.8664" calcext:value-type="float">
            <text:p>14.8664</text:p>
          </table:table-cell>
          <table:table-cell table:number-columns-repeated="1021"/>
        </table:table-row>
        <table:table-row table:style-name="ro1">
          <table:table-cell office:value-type="float" office:value="-0.0004" calcext:value-type="float">
            <text:p>-0.0004</text:p>
          </table:table-cell>
          <table:table-cell office:value-type="float" office:value="1.07837080955505" calcext:value-type="float">
            <text:p>1.07837080955505</text:p>
          </table:table-cell>
          <table:table-cell office:value-type="float" office:value="14.8666" calcext:value-type="float">
            <text:p>14.866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72588729858" calcext:value-type="float">
            <text:p>1.07772588729858</text:p>
          </table:table-cell>
          <table:table-cell office:value-type="float" office:value="14.8668" calcext:value-type="float">
            <text:p>14.8668</text:p>
          </table:table-cell>
          <table:table-cell table:number-columns-repeated="1021"/>
        </table:table-row>
        <table:table-row table:style-name="ro1">
          <table:table-cell office:value-type="float" office:value="-0.0012" calcext:value-type="float">
            <text:p>-0.0012</text:p>
          </table:table-cell>
          <table:table-cell office:value-type="float" office:value="1.07808542251587" calcext:value-type="float">
            <text:p>1.07808542251587</text:p>
          </table:table-cell>
          <table:table-cell office:value-type="float" office:value="14.8673" calcext:value-type="float">
            <text:p>14.8673</text:p>
          </table:table-cell>
          <table:table-cell table:number-columns-repeated="1021"/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1.07777297496796" calcext:value-type="float">
            <text:p>1.07777297496796</text:p>
          </table:table-cell>
          <table:table-cell office:value-type="float" office:value="14.8681" calcext:value-type="float">
            <text:p>14.8681</text:p>
          </table:table-cell>
          <table:table-cell table:number-columns-repeated="1021"/>
        </table:table-row>
        <table:table-row table:style-name="ro1">
          <table:table-cell office:value-type="float" office:value="-0.0013" calcext:value-type="float">
            <text:p>-0.0013</text:p>
          </table:table-cell>
          <table:table-cell office:value-type="float" office:value="1.07848584651947" calcext:value-type="float">
            <text:p>1.07848584651947</text:p>
          </table:table-cell>
          <table:table-cell office:value-type="float" office:value="14.8693" calcext:value-type="float">
            <text:p>14.8693</text:p>
          </table:table-cell>
          <table:table-cell table:number-columns-repeated="1021"/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1.07756102085114" calcext:value-type="float">
            <text:p>1.07756102085114</text:p>
          </table:table-cell>
          <table:table-cell office:value-type="float" office:value="14.8701" calcext:value-type="float">
            <text:p>14.8701</text:p>
          </table:table-cell>
          <table:table-cell table:number-columns-repeated="1021"/>
        </table:table-row>
        <table:table-row table:style-name="ro1">
          <table:table-cell office:value-type="float" office:value="-0.0018" calcext:value-type="float">
            <text:p>-0.0018</text:p>
          </table:table-cell>
          <table:table-cell office:value-type="float" office:value="1.0787011384964" calcext:value-type="float">
            <text:p>1.0787011384964</text:p>
          </table:table-cell>
          <table:table-cell office:value-type="float" office:value="14.8715" calcext:value-type="float">
            <text:p>14.8715</text:p>
          </table:table-cell>
          <table:table-cell table:number-columns-repeated="1021"/>
        </table:table-row>
        <table:table-row table:style-name="ro1">
          <table:table-cell office:value-type="float" office:value="-0.0002" calcext:value-type="float">
            <text:p>-0.0002</text:p>
          </table:table-cell>
          <table:table-cell office:value-type="float" office:value="1.07807302474976" calcext:value-type="float">
            <text:p>1.07807302474976</text:p>
          </table:table-cell>
          <table:table-cell office:value-type="float" office:value="14.8727" calcext:value-type="float">
            <text:p>14.8727</text:p>
          </table:table-cell>
          <table:table-cell table:number-columns-repeated="1021"/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1.07736945152283" calcext:value-type="float">
            <text:p>1.07736945152283</text:p>
          </table:table-cell>
          <table:table-cell office:value-type="float" office:value="14.8735" calcext:value-type="float">
            <text:p>14.8735</text:p>
          </table:table-cell>
          <table:table-cell table:number-columns-repeated="1021"/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1.07724165916443" calcext:value-type="float">
            <text:p>1.07724165916443</text:p>
          </table:table-cell>
          <table:table-cell office:value-type="float" office:value="14.874" calcext:value-type="float">
            <text:p>14.874</text:p>
          </table:table-cell>
          <table:table-cell table:number-columns-repeated="1021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1.07786154747009" calcext:value-type="float">
            <text:p>1.07786154747009</text:p>
          </table:table-cell>
          <table:table-cell office:value-type="float" office:value="14.8739" calcext:value-type="float">
            <text:p>14.8739</text:p>
          </table:table-cell>
          <table:table-cell table:number-columns-repeated="102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07750487327576" calcext:value-type="float">
            <text:p>1.07750487327576</text:p>
          </table:table-cell>
          <table:table-cell office:value-type="float" office:value="14.8735" calcext:value-type="float">
            <text:p>14.8735</text:p>
          </table:table-cell>
          <table:table-cell table:number-columns-repeated="1021"/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1.07757961750031" calcext:value-type="float">
            <text:p>1.07757961750031</text:p>
          </table:table-cell>
          <table:table-cell office:value-type="float" office:value="14.8731" calcext:value-type="float">
            <text:p>14.8731</text:p>
          </table:table-cell>
          <table:table-cell table:number-columns-repeated="1021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07780134677887" calcext:value-type="float">
            <text:p>1.07780134677887</text:p>
          </table:table-cell>
          <table:table-cell office:value-type="float" office:value="14.8725" calcext:value-type="float">
            <text:p>14.872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4804353714" calcext:value-type="float">
            <text:p>1.0774804353714</text:p>
          </table:table-cell>
          <table:table-cell office:value-type="float" office:value="14.8719" calcext:value-type="float">
            <text:p>14.8719</text:p>
          </table:table-cell>
          <table:table-cell table:number-columns-repeated="1021"/>
        </table:table-row>
        <table:table-row table:style-name="ro1">
          <table:table-cell office:value-type="float" office:value="-0.0012" calcext:value-type="float">
            <text:p>-0.0012</text:p>
          </table:table-cell>
          <table:table-cell office:value-type="float" office:value="1.0785311460495" calcext:value-type="float">
            <text:p>1.0785311460495</text:p>
          </table:table-cell>
          <table:table-cell office:value-type="float" office:value="14.8718" calcext:value-type="float">
            <text:p>14.8718</text:p>
          </table:table-cell>
          <table:table-cell table:number-columns-repeated="1021"/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1.07807433605194" calcext:value-type="float">
            <text:p>1.07807433605194</text:p>
          </table:table-cell>
          <table:table-cell office:value-type="float" office:value="14.8715" calcext:value-type="float">
            <text:p>14.8715</text:p>
          </table:table-cell>
          <table:table-cell table:number-columns-repeated="1021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.07771098613739" calcext:value-type="float">
            <text:p>1.07771098613739</text:p>
          </table:table-cell>
          <table:table-cell office:value-type="float" office:value="14.8713" calcext:value-type="float">
            <text:p>14.8713</text:p>
          </table:table-cell>
          <table:table-cell table:number-columns-repeated="1021"/>
        </table:table-row>
        <table:table-row table:style-name="ro1">
          <table:table-cell office:value-type="float" office:value="-0.0005" calcext:value-type="float">
            <text:p>-0.0005</text:p>
          </table:table-cell>
          <table:table-cell office:value-type="float" office:value="1.07778918743134" calcext:value-type="float">
            <text:p>1.07778918743134</text:p>
          </table:table-cell>
          <table:table-cell office:value-type="float" office:value="14.8712" calcext:value-type="float">
            <text:p>14.8712</text:p>
          </table:table-cell>
          <table:table-cell table:number-columns-repeated="102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0778511762619" calcext:value-type="float">
            <text:p>1.0778511762619</text:p>
          </table:table-cell>
          <table:table-cell office:value-type="float" office:value="14.871" calcext:value-type="float">
            <text:p>14.87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68595218658" calcext:value-type="float">
            <text:p>1.07768595218658</text:p>
          </table:table-cell>
          <table:table-cell office:value-type="float" office:value="14.8708" calcext:value-type="float">
            <text:p>14.8708</text:p>
          </table:table-cell>
          <table:table-cell table:number-columns-repeated="102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07748401165009" calcext:value-type="float">
            <text:p>1.07748401165009</text:p>
          </table:table-cell>
          <table:table-cell office:value-type="float" office:value="14.8704" calcext:value-type="float">
            <text:p>14.8704</text:p>
          </table:table-cell>
          <table:table-cell table:number-columns-repeated="1021"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1.07807123661041" calcext:value-type="float">
            <text:p>1.07807123661041</text:p>
          </table:table-cell>
          <table:table-cell office:value-type="float" office:value="14.87" calcext:value-type="float">
            <text:p>14.87</text:p>
          </table:table-cell>
          <table:table-cell table:number-columns-repeated="1021"/>
        </table:table-row>
        <table:table-row table:style-name="ro1">
          <table:table-cell office:value-type="float" office:value="0.0013" calcext:value-type="float">
            <text:p>0.0013</text:p>
          </table:table-cell>
          <table:table-cell office:value-type="float" office:value="1.07729268074036" calcext:value-type="float">
            <text:p>1.07729268074036</text:p>
          </table:table-cell>
          <table:table-cell office:value-type="float" office:value="14.8693" calcext:value-type="float">
            <text:p>14.8693</text:p>
          </table:table-cell>
          <table:table-cell table:number-columns-repeated="1021"/>
        </table:table-row>
        <table:table-row table:style-name="ro1">
          <table:table-cell office:value-type="float" office:value="-0.0016" calcext:value-type="float">
            <text:p>-0.0016</text:p>
          </table:table-cell>
          <table:table-cell office:value-type="float" office:value="1.07888436317444" calcext:value-type="float">
            <text:p>1.07888436317444</text:p>
          </table:table-cell>
          <table:table-cell office:value-type="float" office:value="14.8691" calcext:value-type="float">
            <text:p>14.8691</text:p>
          </table:table-cell>
          <table:table-cell table:number-columns-repeated="1021"/>
        </table:table-row>
        <table:table-row table:style-name="ro1">
          <table:table-cell office:value-type="float" office:value="-0.0004" calcext:value-type="float">
            <text:p>-0.0004</text:p>
          </table:table-cell>
          <table:table-cell office:value-type="float" office:value="1.07813942432404" calcext:value-type="float">
            <text:p>1.07813942432404</text:p>
          </table:table-cell>
          <table:table-cell office:value-type="float" office:value="14.869" calcext:value-type="float">
            <text:p>14.869</text:p>
          </table:table-cell>
          <table:table-cell table:number-columns-repeated="1021"/>
        </table:table-row>
        <table:table-row table:style-name="ro1">
          <table:table-cell office:value-type="float" office:value="-0.0023" calcext:value-type="float">
            <text:p>-0.0023</text:p>
          </table:table-cell>
          <table:table-cell office:value-type="float" office:value="1.07862496376038" calcext:value-type="float">
            <text:p>1.07862496376038</text:p>
          </table:table-cell>
          <table:table-cell office:value-type="float" office:value="14.8697" calcext:value-type="float">
            <text:p>14.8697</text:p>
          </table:table-cell>
          <table:table-cell table:number-columns-repeated="102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07770264148712" calcext:value-type="float">
            <text:p>1.07770264148712</text:p>
          </table:table-cell>
          <table:table-cell office:value-type="float" office:value="14.8702" calcext:value-type="float">
            <text:p>14.8702</text:p>
          </table:table-cell>
          <table:table-cell table:number-columns-repeated="1021"/>
        </table:table-row>
        <table:table-row table:style-name="ro1">
          <table:table-cell office:value-type="float" office:value="-0.0002" calcext:value-type="float">
            <text:p>-0.0002</text:p>
          </table:table-cell>
          <table:table-cell office:value-type="float" office:value="1.07826411724091" calcext:value-type="float">
            <text:p>1.07826411724091</text:p>
          </table:table-cell>
          <table:table-cell office:value-type="float" office:value="14.8707" calcext:value-type="float">
            <text:p>14.8707</text:p>
          </table:table-cell>
          <table:table-cell table:number-columns-repeated="1021"/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1.07883906364441" calcext:value-type="float">
            <text:p>1.07883906364441</text:p>
          </table:table-cell>
          <table:table-cell office:value-type="float" office:value="14.8715" calcext:value-type="float">
            <text:p>14.8715</text:p>
          </table:table-cell>
          <table:table-cell table:number-columns-repeated="1021"/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1.07785570621491" calcext:value-type="float">
            <text:p>1.07785570621491</text:p>
          </table:table-cell>
          <table:table-cell office:value-type="float" office:value="14.8719" calcext:value-type="float">
            <text:p>14.8719</text:p>
          </table:table-cell>
          <table:table-cell table:number-columns-repeated="1021"/>
        </table:table-row>
        <table:table-row table:style-name="ro1">
          <table:table-cell office:value-type="float" office:value="-0.0014" calcext:value-type="float">
            <text:p>-0.0014</text:p>
          </table:table-cell>
          <table:table-cell office:value-type="float" office:value="1.07831740379334" calcext:value-type="float">
            <text:p>1.07831740379334</text:p>
          </table:table-cell>
          <table:table-cell office:value-type="float" office:value="14.8727" calcext:value-type="float">
            <text:p>14.8727</text:p>
          </table:table-cell>
          <table:table-cell table:number-columns-repeated="1021"/>
        </table:table-row>
        <table:table-row table:style-name="ro1">
          <table:table-cell office:value-type="float" office:value="-0.0006" calcext:value-type="float">
            <text:p>-0.0006</text:p>
          </table:table-cell>
          <table:table-cell office:value-type="float" office:value="1.07847106456757" calcext:value-type="float">
            <text:p>1.07847106456757</text:p>
          </table:table-cell>
          <table:table-cell office:value-type="float" office:value="14.8736" calcext:value-type="float">
            <text:p>14.8736</text:p>
          </table:table-cell>
          <table:table-cell table:number-columns-repeated="1021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07747077941895" calcext:value-type="float">
            <text:p>1.07747077941895</text:p>
          </table:table-cell>
          <table:table-cell office:value-type="float" office:value="14.8743" calcext:value-type="float">
            <text:p>14.8743</text:p>
          </table:table-cell>
          <table:table-cell table:number-columns-repeated="1021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1.07768869400024" calcext:value-type="float">
            <text:p>1.07768869400024</text:p>
          </table:table-cell>
          <table:table-cell office:value-type="float" office:value="14.8743" calcext:value-type="float">
            <text:p>14.874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95119285584" calcext:value-type="float">
            <text:p>1.07795119285584</text:p>
          </table:table-cell>
          <table:table-cell office:value-type="float" office:value="14.8744" calcext:value-type="float">
            <text:p>14.8744</text:p>
          </table:table-cell>
          <table:table-cell table:number-columns-repeated="1021"/>
        </table:table-row>
        <table:table-row table:style-name="ro1">
          <table:table-cell office:value-type="float" office:value="0.0013" calcext:value-type="float">
            <text:p>0.0013</text:p>
          </table:table-cell>
          <table:table-cell office:value-type="float" office:value="1.07745170593262" calcext:value-type="float">
            <text:p>1.07745170593262</text:p>
          </table:table-cell>
          <table:table-cell office:value-type="float" office:value="14.874" calcext:value-type="float">
            <text:p>14.874</text:p>
          </table:table-cell>
          <table:table-cell table:number-columns-repeated="1021"/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1.07750916481018" calcext:value-type="float">
            <text:p>1.07750916481018</text:p>
          </table:table-cell>
          <table:table-cell office:value-type="float" office:value="14.8733" calcext:value-type="float">
            <text:p>14.8733</text:p>
          </table:table-cell>
          <table:table-cell table:number-columns-repeated="102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1.07756555080414" calcext:value-type="float">
            <text:p>1.07756555080414</text:p>
          </table:table-cell>
          <table:table-cell office:value-type="float" office:value="14.8725" calcext:value-type="float">
            <text:p>14.8725</text:p>
          </table:table-cell>
          <table:table-cell table:number-columns-repeated="102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1.07771182060242" calcext:value-type="float">
            <text:p>1.07771182060242</text:p>
          </table:table-cell>
          <table:table-cell office:value-type="float" office:value="14.8715" calcext:value-type="float">
            <text:p>14.871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80063867569" calcext:value-type="float">
            <text:p>1.0780063867569</text:p>
          </table:table-cell>
          <table:table-cell office:value-type="float" office:value="14.8705" calcext:value-type="float">
            <text:p>14.8705</text:p>
          </table:table-cell>
          <table:table-cell table:number-columns-repeated="1021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07791602611542" calcext:value-type="float">
            <text:p>1.07791602611542</text:p>
          </table:table-cell>
          <table:table-cell office:value-type="float" office:value="14.8695" calcext:value-type="float">
            <text:p>14.8695</text:p>
          </table:table-cell>
          <table:table-cell table:number-columns-repeated="1021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07762598991394" calcext:value-type="float">
            <text:p>1.07762598991394</text:p>
          </table:table-cell>
          <table:table-cell office:value-type="float" office:value="14.8683" calcext:value-type="float">
            <text:p>14.8683</text:p>
          </table:table-cell>
          <table:table-cell table:number-columns-repeated="1021"/>
        </table:table-row>
        <table:table-row table:style-name="ro1">
          <table:table-cell office:value-type="float" office:value="-0.0027" calcext:value-type="float">
            <text:p>-0.0027</text:p>
          </table:table-cell>
          <table:table-cell office:value-type="float" office:value="1.07932603359222" calcext:value-type="float">
            <text:p>1.07932603359222</text:p>
          </table:table-cell>
          <table:table-cell office:value-type="float" office:value="14.8682" calcext:value-type="float">
            <text:p>14.8682</text:p>
          </table:table-cell>
          <table:table-cell table:number-columns-repeated="1021"/>
        </table:table-row>
        <table:table-row table:style-name="ro1">
          <table:table-cell office:value-type="float" office:value="-0.0003" calcext:value-type="float">
            <text:p>-0.0003</text:p>
          </table:table-cell>
          <table:table-cell office:value-type="float" office:value="1.0785219669342" calcext:value-type="float">
            <text:p>1.0785219669342</text:p>
          </table:table-cell>
          <table:table-cell office:value-type="float" office:value="14.8682" calcext:value-type="float">
            <text:p>14.8682</text:p>
          </table:table-cell>
          <table:table-cell table:number-columns-repeated="1021"/>
        </table:table-row>
        <table:table-row table:style-name="ro1">
          <table:table-cell office:value-type="float" office:value="-0.0003" calcext:value-type="float">
            <text:p>-0.0003</text:p>
          </table:table-cell>
          <table:table-cell office:value-type="float" office:value="1.07795405387878" calcext:value-type="float">
            <text:p>1.07795405387878</text:p>
          </table:table-cell>
          <table:table-cell office:value-type="float" office:value="14.8684" calcext:value-type="float">
            <text:p>14.8684</text:p>
          </table:table-cell>
          <table:table-cell table:number-columns-repeated="1021"/>
        </table:table-row>
        <table:table-row table:style-name="ro1">
          <table:table-cell office:value-type="float" office:value="-0.0013" calcext:value-type="float">
            <text:p>-0.0013</text:p>
          </table:table-cell>
          <table:table-cell office:value-type="float" office:value="1.07836186885834" calcext:value-type="float">
            <text:p>1.07836186885834</text:p>
          </table:table-cell>
          <table:table-cell office:value-type="float" office:value="14.8689" calcext:value-type="float">
            <text:p>14.8689</text:p>
          </table:table-cell>
          <table:table-cell table:number-columns-repeated="1021"/>
        </table:table-row>
        <table:table-row table:style-name="ro1">
          <table:table-cell office:value-type="float" office:value="-0.0021" calcext:value-type="float">
            <text:p>-0.0021</text:p>
          </table:table-cell>
          <table:table-cell office:value-type="float" office:value="1.07888698577881" calcext:value-type="float">
            <text:p>1.07888698577881</text:p>
          </table:table-cell>
          <table:table-cell office:value-type="float" office:value="14.8701" calcext:value-type="float">
            <text:p>14.8701</text:p>
          </table:table-cell>
          <table:table-cell table:number-columns-repeated="1021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office:value-type="float" office:value="1.07788252830505" calcext:value-type="float">
            <text:p>1.07788252830505</text:p>
          </table:table-cell>
          <table:table-cell office:value-type="float" office:value="14.8712" calcext:value-type="float">
            <text:p>14.8712</text:p>
          </table:table-cell>
          <table:table-cell table:number-columns-repeated="1021"/>
        </table:table-row>
        <table:table-row table:style-name="ro1">
          <table:table-cell office:value-type="float" office:value="-0.002" calcext:value-type="float">
            <text:p>-0.002</text:p>
          </table:table-cell>
          <table:table-cell office:value-type="float" office:value="1.07863509654999" calcext:value-type="float">
            <text:p>1.07863509654999</text:p>
          </table:table-cell>
          <table:table-cell office:value-type="float" office:value="14.8729" calcext:value-type="float">
            <text:p>14.8729</text:p>
          </table:table-cell>
          <table:table-cell table:number-columns-repeated="1021"/>
        </table:table-row>
        <table:table-row table:style-name="ro1">
          <table:table-cell office:value-type="float" office:value="0.0013" calcext:value-type="float">
            <text:p>0.0013</text:p>
          </table:table-cell>
          <table:table-cell office:value-type="float" office:value="1.07785820960999" calcext:value-type="float">
            <text:p>1.07785820960999</text:p>
          </table:table-cell>
          <table:table-cell office:value-type="float" office:value="14.8739" calcext:value-type="float">
            <text:p>14.8739</text:p>
          </table:table-cell>
          <table:table-cell table:number-columns-repeated="1021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07794678211212" calcext:value-type="float">
            <text:p>1.07794678211212</text:p>
          </table:table-cell>
          <table:table-cell office:value-type="float" office:value="14.8746" calcext:value-type="float">
            <text:p>14.8746</text:p>
          </table:table-cell>
          <table:table-cell table:number-columns-repeated="1021"/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1.07740032672882" calcext:value-type="float">
            <text:p>1.07740032672882</text:p>
          </table:table-cell>
          <table:table-cell office:value-type="float" office:value="14.8751" calcext:value-type="float">
            <text:p>14.8751</text:p>
          </table:table-cell>
          <table:table-cell table:number-columns-repeated="1021"/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1.07744479179382" calcext:value-type="float">
            <text:p>1.07744479179382</text:p>
          </table:table-cell>
          <table:table-cell office:value-type="float" office:value="14.8749" calcext:value-type="float">
            <text:p>14.8749</text:p>
          </table:table-cell>
          <table:table-cell table:number-columns-repeated="1021"/>
        </table:table-row>
        <table:table-row table:style-name="ro1">
          <table:table-cell office:value-type="float" office:value="0.0014" calcext:value-type="float">
            <text:p>0.0014</text:p>
          </table:table-cell>
          <table:table-cell office:value-type="float" office:value="1.07743561267853" calcext:value-type="float">
            <text:p>1.07743561267853</text:p>
          </table:table-cell>
          <table:table-cell office:value-type="float" office:value="14.8743" calcext:value-type="float">
            <text:p>14.8743</text:p>
          </table:table-cell>
          <table:table-cell table:number-columns-repeated="1021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07784950733185" calcext:value-type="float">
            <text:p>1.07784950733185</text:p>
          </table:table-cell>
          <table:table-cell office:value-type="float" office:value="14.8736" calcext:value-type="float">
            <text:p>14.8736</text:p>
          </table:table-cell>
          <table:table-cell table:number-columns-repeated="1021"/>
        </table:table-row>
        <table:table-row table:style-name="ro1">
          <table:table-cell office:value-type="float" office:value="0.0011" calcext:value-type="float">
            <text:p>0.0011</text:p>
          </table:table-cell>
          <table:table-cell office:value-type="float" office:value="1.0779139995575" calcext:value-type="float">
            <text:p>1.0779139995575</text:p>
          </table:table-cell>
          <table:table-cell office:value-type="float" office:value="14.8725" calcext:value-type="float">
            <text:p>14.8725</text:p>
          </table:table-cell>
          <table:table-cell table:number-columns-repeated="1021"/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1.07904028892517" calcext:value-type="float">
            <text:p>1.07904028892517</text:p>
          </table:table-cell>
          <table:table-cell office:value-type="float" office:value="14.8719" calcext:value-type="float">
            <text:p>14.8719</text:p>
          </table:table-cell>
          <table:table-cell table:number-columns-repeated="1021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07747805118561" calcext:value-type="float">
            <text:p>1.07747805118561</text:p>
          </table:table-cell>
          <table:table-cell office:value-type="float" office:value="14.8712" calcext:value-type="float">
            <text:p>14.8712</text:p>
          </table:table-cell>
          <table:table-cell table:number-columns-repeated="102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07738554477692" calcext:value-type="float">
            <text:p>1.07738554477692</text:p>
          </table:table-cell>
          <table:table-cell office:value-type="float" office:value="14.8702" calcext:value-type="float">
            <text:p>14.870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95345783234" calcext:value-type="float">
            <text:p>1.07795345783234</text:p>
          </table:table-cell>
          <table:table-cell office:value-type="float" office:value="14.8693" calcext:value-type="float">
            <text:p>14.8693</text:p>
          </table:table-cell>
          <table:table-cell table:number-columns-repeated="1021"/>
        </table:table-row>
        <table:table-row table:style-name="ro1">
          <table:table-cell office:value-type="float" office:value="-0.0005" calcext:value-type="float">
            <text:p>-0.0005</text:p>
          </table:table-cell>
          <table:table-cell office:value-type="float" office:value="1.077965259552" calcext:value-type="float">
            <text:p>1.077965259552</text:p>
          </table:table-cell>
          <table:table-cell office:value-type="float" office:value="14.8686" calcext:value-type="float">
            <text:p>14.8686</text:p>
          </table:table-cell>
          <table:table-cell table:number-columns-repeated="1021"/>
        </table:table-row>
        <table:table-row table:style-name="ro1">
          <table:table-cell office:value-type="float" office:value="-0.0005" calcext:value-type="float">
            <text:p>-0.0005</text:p>
          </table:table-cell>
          <table:table-cell office:value-type="float" office:value="1.07813537120819" calcext:value-type="float">
            <text:p>1.07813537120819</text:p>
          </table:table-cell>
          <table:table-cell office:value-type="float" office:value="14.8682" calcext:value-type="float">
            <text:p>14.8682</text:p>
          </table:table-cell>
          <table:table-cell table:number-columns-repeated="1021"/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1.07861948013306" calcext:value-type="float">
            <text:p>1.07861948013306</text:p>
          </table:table-cell>
          <table:table-cell office:value-type="float" office:value="14.8683" calcext:value-type="float">
            <text:p>14.8683</text:p>
          </table:table-cell>
          <table:table-cell table:number-columns-repeated="1021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office:value-type="float" office:value="1.07764101028442" calcext:value-type="float">
            <text:p>1.07764101028442</text:p>
          </table:table-cell>
          <table:table-cell office:value-type="float" office:value="14.8685" calcext:value-type="float">
            <text:p>14.8685</text:p>
          </table:table-cell>
          <table:table-cell table:number-columns-repeated="1021"/>
        </table:table-row>
        <table:table-row table:style-name="ro1">
          <table:table-cell office:value-type="float" office:value="-0.0021" calcext:value-type="float">
            <text:p>-0.0021</text:p>
          </table:table-cell>
          <table:table-cell office:value-type="float" office:value="1.0795019865036" calcext:value-type="float">
            <text:p>1.0795019865036</text:p>
          </table:table-cell>
          <table:table-cell office:value-type="float" office:value="14.8694" calcext:value-type="float">
            <text:p>14.8694</text:p>
          </table:table-cell>
          <table:table-cell table:number-columns-repeated="1021"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1.07750928401947" calcext:value-type="float">
            <text:p>1.07750928401947</text:p>
          </table:table-cell>
          <table:table-cell office:value-type="float" office:value="14.8701" calcext:value-type="float">
            <text:p>14.870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89516448975" calcext:value-type="float">
            <text:p>1.07789516448975</text:p>
          </table:table-cell>
          <table:table-cell office:value-type="float" office:value="14.8708" calcext:value-type="float">
            <text:p>14.8708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41415500641" calcext:value-type="float">
            <text:p>1.07741415500641</text:p>
          </table:table-cell>
          <table:table-cell office:value-type="float" office:value="14.8714" calcext:value-type="float">
            <text:p>14.8714</text:p>
          </table:table-cell>
          <table:table-cell table:number-columns-repeated="1021"/>
        </table:table-row>
        <table:table-row table:style-name="ro1">
          <table:table-cell office:value-type="float" office:value="-0.0003" calcext:value-type="float">
            <text:p>-0.0003</text:p>
          </table:table-cell>
          <table:table-cell office:value-type="float" office:value="1.07836580276489" calcext:value-type="float">
            <text:p>1.07836580276489</text:p>
          </table:table-cell>
          <table:table-cell office:value-type="float" office:value="14.872" calcext:value-type="float">
            <text:p>14.872</text:p>
          </table:table-cell>
          <table:table-cell table:number-columns-repeated="1021"/>
        </table:table-row>
        <table:table-row table:style-name="ro1">
          <table:table-cell office:value-type="float" office:value="-0.0004" calcext:value-type="float">
            <text:p>-0.0004</text:p>
          </table:table-cell>
          <table:table-cell office:value-type="float" office:value="1.07843661308289" calcext:value-type="float">
            <text:p>1.07843661308289</text:p>
          </table:table-cell>
          <table:table-cell office:value-type="float" office:value="14.8727" calcext:value-type="float">
            <text:p>14.8727</text:p>
          </table:table-cell>
          <table:table-cell table:number-columns-repeated="102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07752931118012" calcext:value-type="float">
            <text:p>1.07752931118012</text:p>
          </table:table-cell>
          <table:table-cell office:value-type="float" office:value="14.8732" calcext:value-type="float">
            <text:p>14.8732</text:p>
          </table:table-cell>
          <table:table-cell table:number-columns-repeated="1021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.07774090766907" calcext:value-type="float">
            <text:p>1.07774090766907</text:p>
          </table:table-cell>
          <table:table-cell office:value-type="float" office:value="14.8736" calcext:value-type="float">
            <text:p>14.8736</text:p>
          </table:table-cell>
          <table:table-cell table:number-columns-repeated="1021"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1.07780599594116" calcext:value-type="float">
            <text:p>1.07780599594116</text:p>
          </table:table-cell>
          <table:table-cell office:value-type="float" office:value="14.8738" calcext:value-type="float">
            <text:p>14.8738</text:p>
          </table:table-cell>
          <table:table-cell table:number-columns-repeated="102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07724487781525" calcext:value-type="float">
            <text:p>1.07724487781525</text:p>
          </table:table-cell>
          <table:table-cell office:value-type="float" office:value="14.8737" calcext:value-type="float">
            <text:p>14.8737</text:p>
          </table:table-cell>
          <table:table-cell table:number-columns-repeated="1021"/>
        </table:table-row>
        <table:table-row table:style-name="ro1">
          <table:table-cell office:value-type="float" office:value="0.0011" calcext:value-type="float">
            <text:p>0.0011</text:p>
          </table:table-cell>
          <table:table-cell office:value-type="float" office:value="1.07731187343597" calcext:value-type="float">
            <text:p>1.07731187343597</text:p>
          </table:table-cell>
          <table:table-cell office:value-type="float" office:value="14.8731" calcext:value-type="float">
            <text:p>14.8731</text:p>
          </table:table-cell>
          <table:table-cell table:number-columns-repeated="1021"/>
        </table:table-row>
        <table:table-row table:style-name="ro1">
          <table:table-cell office:value-type="float" office:value="-0.0001" calcext:value-type="float">
            <text:p>-0.0001</text:p>
          </table:table-cell>
          <table:table-cell office:value-type="float" office:value="1.07779657840729" calcext:value-type="float">
            <text:p>1.07779657840729</text:p>
          </table:table-cell>
          <table:table-cell office:value-type="float" office:value="14.8727" calcext:value-type="float">
            <text:p>14.8727</text:p>
          </table:table-cell>
          <table:table-cell table:number-columns-repeated="102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1.07722985744476" calcext:value-type="float">
            <text:p>1.07722985744476</text:p>
          </table:table-cell>
          <table:table-cell office:value-type="float" office:value="14.872" calcext:value-type="float">
            <text:p>14.872</text:p>
          </table:table-cell>
          <table:table-cell table:number-columns-repeated="1021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07757890224457" calcext:value-type="float">
            <text:p>1.07757890224457</text:p>
          </table:table-cell>
          <table:table-cell office:value-type="float" office:value="14.8712" calcext:value-type="float">
            <text:p>14.871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749545574188" calcext:value-type="float">
            <text:p>1.07749545574188</text:p>
          </table:table-cell>
          <table:table-cell office:value-type="float" office:value="14.8705" calcext:value-type="float">
            <text:p>14.8705</text:p>
          </table:table-cell>
          <table:table-cell table:number-columns-repeated="102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9" number:language="ja" number:country="JP">
      <number:hours/>
      <number:text>時</number:text>
      <number:minutes number:style="long"/>
      <number:text>分</number:text>
    </number:time-style>
    <number:time-style style:name="N10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1" number:language="ja" number:country="JP">
      <number:year number:style="long"/>
      <number:text>年</number:text>
      <number:month number:style="long"/>
      <number:text>月</number:text>
    </number:date-style>
    <number:date-style style:name="N10132" number:language="ja" number:country="JP">
      <number:month number:style="long"/>
      <number:text>月</number:text>
      <number:day number:style="long"/>
      <number:text>日</number:text>
    </number:date-style>
    <number:number-style style:name="N10133P0" style:volatile="true" number:language="ja" number:country="JP">
      <number:number number:decimal-places="0" loext:min-decimal-places="0" number:min-integer-digits="1" number:grouping="true"/>
    </number:number-style>
    <number:number-style style:name="N10133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loext:min-decimal-places="2" number:min-integer-digits="1" number:grouping="true"/>
    </number:number-style>
    <number:number-style style:name="N10135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ja" number:country="JP">
      <loext:text> </loext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¥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JP" style:font-family-asian="'Noto Sans CJK JP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4T05:06:16</meta:creation-date>
    <dc:date>2024-07-14T14:32:07.214142707</dc:date>
    <meta:generator>LibreOffice/6.0.7.3$Linux_X86_64 LibreOffice_project/00m0$Build-3</meta:generator>
    <meta:editing-duration>PT25M40S</meta:editing-duration>
    <meta:editing-cycles>1</meta:editing-cycles>
    <meta:document-statistic meta:table-count="1" meta:cell-count="9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